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73.76pt"/>
    </style:style>
    <style:style style:name="co4" style:family="table-column">
      <style:table-column-properties fo:break-before="auto" style:column-width="56.3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41.09pt"/>
    </style:style>
    <style:style style:name="co7" style:family="table-column">
      <style:table-column-properties fo:break-before="auto" style:column-width="113.95pt"/>
    </style:style>
    <style:style style:name="co8" style:family="table-column">
      <style:table-column-properties fo:break-before="auto" style:column-width="134.5pt"/>
    </style:style>
    <style:style style:name="co9" style:family="table-column">
      <style:table-column-properties fo:break-before="auto" style:column-width="269.04pt"/>
    </style:style>
    <style:style style:name="co10" style:family="table-column">
      <style:table-column-properties fo:break-before="auto" style:column-width="32.29pt"/>
    </style:style>
    <style:style style:name="co11" style:family="table-column">
      <style:table-column-properties fo:break-before="auto" style:column-width="23.5pt"/>
    </style:style>
    <style:style style:name="co12" style:family="table-column">
      <style:table-column-properties fo:break-before="auto" style:column-width="40.39pt"/>
    </style:style>
    <style:style style:name="co13" style:family="table-column">
      <style:table-column-properties fo:break-before="auto" style:column-width="234.51pt"/>
    </style:style>
    <style:style style:name="co14" style:family="table-column">
      <style:table-column-properties fo:break-before="auto" style:column-width="111.74pt"/>
    </style:style>
    <style:style style:name="co15" style:family="table-column">
      <style:table-column-properties fo:break-before="auto" style:column-width="80.11pt"/>
    </style:style>
    <style:style style:name="co16" style:family="table-column">
      <style:table-column-properties fo:break-before="auto" style:column-width="60.21pt"/>
    </style:style>
    <style:style style:name="co17" style:family="table-column">
      <style:table-column-properties fo:break-before="auto" style:column-width="57.86pt"/>
    </style:style>
    <style:style style:name="co18" style:family="table-column">
      <style:table-column-properties fo:break-before="auto" style:column-width="55.56pt"/>
    </style:style>
    <style:style style:name="co19" style:family="table-column">
      <style:table-column-properties fo:break-before="auto" style:column-width="58.65pt"/>
    </style:style>
    <style:style style:name="co20" style:family="table-column">
      <style:table-column-properties fo:break-before="auto" style:column-width="54pt"/>
    </style:style>
    <style:style style:name="co21" style:family="table-column">
      <style:table-column-properties fo:break-before="auto" style:column-width="66.9pt"/>
    </style:style>
    <style:style style:name="co22" style:family="table-column">
      <style:table-column-properties fo:break-before="auto" style:column-width="385.2pt"/>
    </style:style>
    <style:style style:name="co23" style:family="table-column">
      <style:table-column-properties fo:break-before="auto" style:column-width="42.6pt"/>
    </style:style>
    <style:style style:name="co24" style:family="table-column">
      <style:table-column-properties fo:break-before="auto" style:column-width="277pt"/>
    </style:style>
    <style:style style:name="co25" style:family="table-column">
      <style:table-column-properties fo:break-before="auto" style:column-width="33.96pt"/>
    </style:style>
    <style:style style:name="co26" style:family="table-column">
      <style:table-column-properties fo:break-before="auto" style:column-width="297.01pt"/>
    </style:style>
    <style:style style:name="co27" style:family="table-column">
      <style:table-column-properties fo:break-before="auto" style:column-width="39.34pt"/>
    </style:style>
    <style:style style:name="co28" style:family="table-column">
      <style:table-column-properties fo:break-before="auto" style:column-width="30.84pt"/>
    </style:style>
    <style:style style:name="co29" style:family="table-column">
      <style:table-column-properties fo:break-before="auto" style:column-width="34.7pt"/>
    </style:style>
    <style:style style:name="co30" style:family="table-column">
      <style:table-column-properties fo:break-before="auto" style:column-width="263.2pt"/>
    </style:style>
    <style:style style:name="co31" style:family="table-column">
      <style:table-column-properties fo:break-before="auto" style:column-width="66.36pt"/>
    </style:style>
    <style:style style:name="co32" style:family="table-column">
      <style:table-column-properties fo:break-before="auto" style:column-width="48.61pt"/>
    </style:style>
    <style:style style:name="co33" style:family="table-column">
      <style:table-column-properties fo:break-before="auto" style:column-width="51.7pt"/>
    </style:style>
    <style:style style:name="co34" style:family="table-column">
      <style:table-column-properties fo:break-before="auto" style:column-width="47.85pt"/>
    </style:style>
    <style:style style:name="co35" style:family="table-column">
      <style:table-column-properties fo:break-before="auto" style:column-width="49.24pt"/>
    </style:style>
    <style:style style:name="co36" style:family="table-column">
      <style:table-column-properties fo:break-before="auto" style:column-width="46.29pt"/>
    </style:style>
    <style:style style:name="co37" style:family="table-column">
      <style:table-column-properties fo:break-before="auto" style:column-width="45.5pt"/>
    </style:style>
    <style:style style:name="co38" style:family="table-column">
      <style:table-column-properties fo:break-before="auto" style:column-width="50.14pt"/>
    </style:style>
    <style:style style:name="co39" style:family="table-column">
      <style:table-column-properties fo:break-before="auto" style:column-width="47.06pt"/>
    </style:style>
    <style:style style:name="co40" style:family="table-column">
      <style:table-column-properties fo:break-before="auto" style:column-width="54.79pt"/>
    </style:style>
    <style:style style:name="co41" style:family="table-column">
      <style:table-column-properties fo:break-before="auto" style:column-width="135.04pt"/>
    </style:style>
    <style:style style:name="co42" style:family="table-column">
      <style:table-column-properties fo:break-before="auto" style:column-width="107.21pt"/>
    </style:style>
    <style:style style:name="co43" style:family="table-column">
      <style:table-column-properties fo:break-before="auto" style:column-width="110.61pt"/>
    </style:style>
    <style:style style:name="co44" style:family="table-column">
      <style:table-column-properties fo:break-before="auto" style:column-width="111.49pt"/>
    </style:style>
    <style:style style:name="co45" style:family="table-column">
      <style:table-column-properties fo:break-before="auto" style:column-width="121.8pt"/>
    </style:style>
    <style:style style:name="co46" style:family="table-column">
      <style:table-column-properties fo:break-before="auto" style:column-width="40.9pt"/>
    </style:style>
    <style:style style:name="co47" style:family="table-column">
      <style:table-column-properties fo:break-before="auto" style:column-width="102.9pt"/>
    </style:style>
    <style:style style:name="co48" style:family="table-column">
      <style:table-column-properties fo:break-before="auto" style:column-width="211.49pt"/>
    </style:style>
    <style:style style:name="co49" style:family="table-column">
      <style:table-column-properties fo:break-before="auto" style:column-width="96.04pt"/>
    </style:style>
    <style:style style:name="co50" style:family="table-column">
      <style:table-column-properties fo:break-before="auto" style:column-width="52.44pt"/>
    </style:style>
    <style:style style:name="co51" style:family="table-column">
      <style:table-column-properties fo:break-before="auto" style:column-width="53.26pt"/>
    </style:style>
    <style:style style:name="co52" style:family="table-column">
      <style:table-column-properties fo:break-before="auto" style:column-width="57.09pt"/>
    </style:style>
    <style:style style:name="co53" style:family="table-column">
      <style:table-column-properties fo:break-before="auto" style:column-width="49.69pt"/>
    </style:style>
    <style:style style:name="co54" style:family="table-column">
      <style:table-column-properties fo:break-before="auto" style:column-width="52.3pt"/>
    </style:style>
    <style:style style:name="co55" style:family="table-column">
      <style:table-column-properties fo:break-before="auto" style:column-width="50.94pt"/>
    </style:style>
    <style:style style:name="co56" style:family="table-column">
      <style:table-column-properties fo:break-before="auto" style:column-width="189.89pt"/>
    </style:style>
    <style:style style:name="co57" style:family="table-column">
      <style:table-column-properties fo:break-before="auto" style:column-width="41.16pt"/>
    </style:style>
    <style:style style:name="co58" style:family="table-column">
      <style:table-column-properties fo:break-before="auto" style:column-width="91.84pt"/>
    </style:style>
    <style:style style:name="co59" style:family="table-column">
      <style:table-column-properties fo:break-before="auto" style:column-width="106.61pt"/>
    </style:style>
    <style:style style:name="co60" style:family="table-column">
      <style:table-column-properties fo:break-before="auto" style:column-width="84.05pt"/>
    </style:style>
    <style:style style:name="co61" style:family="table-column">
      <style:table-column-properties fo:break-before="auto" style:column-width="50.71pt"/>
    </style:style>
    <style:style style:name="co62" style:family="table-column">
      <style:table-column-properties fo:break-before="auto" style:column-width="49.95pt"/>
    </style:style>
    <style:style style:name="co63" style:family="table-column">
      <style:table-column-properties fo:break-before="auto" style:column-width="52.89pt"/>
    </style:style>
    <style:style style:name="co64" style:family="table-column">
      <style:table-column-properties fo:break-before="auto" style:column-width="55.11pt"/>
    </style:style>
    <style:style style:name="co65" style:family="table-column">
      <style:table-column-properties fo:break-before="auto" style:column-width="121.29pt"/>
    </style:style>
    <style:style style:name="co66" style:family="table-column">
      <style:table-column-properties fo:break-before="auto" style:column-width="33.14pt"/>
    </style:style>
    <style:style style:name="co67" style:family="table-column">
      <style:table-column-properties fo:break-before="auto" style:column-width="37.45pt"/>
    </style:style>
    <style:style style:name="co68" style:family="table-column">
      <style:table-column-properties fo:break-before="auto" style:column-width="240.41pt"/>
    </style:style>
    <style:style style:name="co69" style:family="table-column">
      <style:table-column-properties fo:break-before="auto" style:column-width="138.16pt"/>
    </style:style>
    <style:style style:name="co70" style:family="table-column">
      <style:table-column-properties fo:break-before="auto" style:column-width="40.11pt"/>
    </style:style>
    <style:style style:name="co71" style:family="table-column">
      <style:table-column-properties fo:break-before="auto" style:column-width="159pt"/>
    </style:style>
    <style:style style:name="co72" style:family="table-column">
      <style:table-column-properties fo:break-before="auto" style:column-width="104.94pt"/>
    </style:style>
    <style:style style:name="co73" style:family="table-column">
      <style:table-column-properties fo:break-before="auto" style:column-width="248.46pt"/>
    </style:style>
    <style:style style:name="co74" style:family="table-column">
      <style:table-column-properties fo:break-before="auto" style:column-width="245.54pt"/>
    </style:style>
    <style:style style:name="co75" style:family="table-column">
      <style:table-column-properties fo:break-before="auto" style:column-width="94.11pt"/>
    </style:style>
    <style:style style:name="co76" style:family="table-column">
      <style:table-column-properties fo:break-before="auto" style:column-width="125.69pt"/>
    </style:style>
    <style:style style:name="co77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14.14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13.55pt" fo:break-before="auto" style:use-optimal-row-height="false"/>
    </style:style>
    <style:style style:name="ro11" style:family="table-row">
      <style:table-row-properties style:row-height="7.46pt" fo:break-before="auto" style:use-optimal-row-height="false"/>
    </style:style>
    <style:style style:name="ro12" style:family="table-row">
      <style:table-row-properties style:row-height="13.44pt" fo:break-before="auto" style:use-optimal-row-height="false"/>
    </style:style>
    <style:style style:name="ro13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7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6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8" style:family="table-cell" style:parent-style-name="Default">
      <style:table-cell-properties fo:wrap-option="wrap"/>
    </style:style>
    <style:style style:name="ce3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80" style:family="table-cell" style:parent-style-name="Default">
      <style:table-cell-properties fo:wrap-option="wrap" style:vertical-align="middle"/>
    </style:style>
    <style:style style:name="ce381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3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8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8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8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1" style:family="table-cell" style:parent-style-name="Default" style:data-style-name="N42"/>
    <style:style style:name="ce392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vertical-align="middle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36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3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44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50" style:family="table-cell" style:parent-style-name="Default">
      <style:table-cell-properties fo:border="none"/>
    </style:style>
    <style:style style:name="ce55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5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8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5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46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0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84" style:family="table-cell" style:parent-style-name="Default">
      <style:text-properties fo:font-size="12pt" style:font-size-asian="12pt" style:font-size-complex="12pt"/>
    </style:style>
    <style:style style:name="ce47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5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35" style:family="table-cell" style:parent-style-name="Default">
      <style:table-cell-properties fo:border-bottom="0.74pt solid #000000" fo:border-left="none" fo:border-right="none" fo:border-top="none"/>
    </style:style>
    <style:style style:name="ce487" style:family="table-cell" style:parent-style-name="Default">
      <style:table-cell-properties fo:border-bottom="none" fo:border-left="none" fo:border-right="none" fo:border-top="0.74pt solid #000000"/>
    </style:style>
    <style:style style:name="ce488" style:family="table-cell" style:parent-style-name="Default">
      <style:table-cell-properties fo:border-bottom="0.74pt solid #000000" fo:wrap-option="wrap" fo:border-left="none" fo:border-right="none" fo:border-top="none"/>
    </style:style>
    <style:style style:name="ce489" style:family="table-cell" style:parent-style-name="Default">
      <style:table-cell-properties fo:border-bottom="none" fo:wrap-option="wrap" fo:border-left="none" fo:border-right="none" fo:border-top="0.74pt solid #000000"/>
    </style:style>
    <style:style style:name="ce490" style:family="table-cell" style:parent-style-name="Default">
      <style:text-properties fo:color="#666666"/>
    </style:style>
    <style:style style:name="ce491" style:family="table-cell" style:parent-style-name="Default">
      <style:table-cell-properties fo:wrap-option="wrap"/>
      <style:text-properties style:use-window-font-color="true"/>
    </style:style>
    <style:style style:name="ce481" style:family="table-cell" style:parent-style-name="Default">
      <style:text-properties style:use-window-font-color="true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9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0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9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49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98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4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41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4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99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500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18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50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50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0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0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505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6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50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508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6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6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9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4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4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1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2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2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2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3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4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5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5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70" style:family="table-cell" style:parent-style-name="Default" style:data-style-name="N42">
      <style:table-cell-properties style:vertical-align="middle"/>
    </style:style>
    <style:style style:name="ce47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7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6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77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8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480" style:family="table-cell" style:parent-style-name="Default">
      <style:table-cell-properties fo:wrap-option="wrap" style:vertical-align="middle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4" style:family="table-cell" style:parent-style-name="Default">
      <style:text-properties fo:color="#ba131a"/>
    </style:style>
    <style:style style:name="ce187" style:family="table-cell" style:parent-style-name="Default">
      <style:text-properties fo:color="#c9211e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a131a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9211e"/>
    </style:style>
    <style:style style:name="ce52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517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ext-properties style:use-window-font-color="true" fo:font-weight="normal" style:font-weight-asian="normal" style:font-weight-complex="normal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51" style:family="table-cell" style:parent-style-name="Default" style:data-style-name="N82"/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66" style:family="table-cell" style:parent-style-name="Default" style:data-style-name="N42">
      <style:table-cell-properties style:text-align-source="fix" style:repeat-content="false"/>
      <style:paragraph-properties fo:text-align="center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8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33" style:family="table-cell" style:parent-style-name="Default" style:data-style-name="N37"/>
    <style:style style:name="ce48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6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7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Liberation Sans" style:font-name-asian="Liberation Sans" style:font-name-complex="Liberation Sans"/>
    </style:style>
    <style:style style:name="T13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weight-asian="bold" style:font-weight-complex="bold"/>
    </style:style>
    <style:style style:name="T16" style:family="text">
      <style:text-properties fo:font-size="11pt" fo:font-weight="normal" style:font-size-asian="11pt" style:font-size-complex="11pt" style:font-weight-asian="normal" style:font-weight-complex="normal"/>
    </style:style>
    <style:style style:name="T17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8" style:family="text">
      <style:text-properties style:font-name="Liberation Sans" fo:font-size="2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20pt" style:font-size-complex="2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color="#ba131a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a131a"/>
    </style:style>
    <style:style style:name="T2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font-size="11pt" style:font-size-asian="11pt" style:font-size-complex="11pt" style:font-weight-asian="bold" style:font-weight-complex="bold"/>
    </style:style>
    <style:style style:name="T24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5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6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37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ce378"/>
        <table:table-column table:style-name="co5" table:number-columns-repeated="53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373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389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374" office:value-type="string" calcext:value-type="string">
            <text:p>Site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5"/>
          <table:table-cell table:style-name="ce379" office:value-type="string" calcext:value-type="string">
            <text:p>VPP Ebook Excerpt: Mondrian’s Optimism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4H30M00S" calcext:value-type="time">
            <text:p>02:30 PM</text:p>
          </table:table-cell>
          <table:table-cell table:style-name="ce383"/>
          <table:table-cell table:style-name="ce388"/>
          <table:table-cell table:style-name="ce383"/>
          <table:table-cell table:style-name="ce388"/>
          <table:table-cell table:style-name="ce383"/>
          <table:table-cell table:style-name="ce388"/>
          <table:table-cell table:style-name="ce379" office:value-type="string" calcext:value-type="string">
            <text:p>https://medium.com/@tomwhartung/piet-mondrians-optimism-book-excerpt-7d9ac56f65e9</text:p>
          </table:table-cell>
          <table:table-cell table:style-name="ce383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VPP Ebook Excerpt: Bibliography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378" office:value-type="string" calcext:value-type="string">
            <text:p>Visualizing GoT Personalities Ebook Excerp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Team Washington: With Jefferson and Hamilton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nnouncement on ArtsyVisions page also shared from tomwhartung page – see facebook/1-initial_post.txt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Cory’s book United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irsten’s book Off the Sideline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Why Bernie Sanders Matter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tch’s book The Long Game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Joe Biden, A Life of Trial and Redempti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The Hill to Die 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chael’s book Land of Flickering Lights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Amy’s book The Senator Next Door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45M00S" calcext:value-type="time">
            <text:p>11:45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Pete’s book Shortest Way Home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ke’s book Pence, Path to Power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Nancy’s book Woman of the House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5H45M00S" calcext:value-type="time">
            <text:p>03:45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7H00M00S" calcext:value-type="time">
            <text:p>05:0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annon, Always the Rebel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amala’s book The Truths We Hold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Elizabeth Warren, Her Fight, Her Work, Her Life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4H15M00S" calcext:value-type="time">
            <text:p>02:1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ernie’s book Guide to Political Revolution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50M00S" calcext:value-type="time">
            <text:p>02:50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378" office:value-type="string" calcext:value-type="string">
            <text:p>Review of Just How Stupid Are We?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1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2" office:value-type="string" calcext:value-type="string">
            <text:p>See one_and_few_offs shee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VPP Ebook Excerpt: Team Nat-po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 table:number-rows-repeated="3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7">
          <table:table-cell table:style-name="ce376"/>
          <table:table-cell table:style-name="ce380" office:value-type="string" calcext:value-type="string">
            <text:p>VPP Ebook Excerpt: Appendix B – Process</text:p>
          </table:table-cell>
          <table:table-cell table:style-name="ce384" office:value-type="date" office:date-value="2019-09-29" calcext:value-type="date">
            <text:p>2019-09-29</text:p>
          </table:table-cell>
          <table:table-cell table:style-name="ce388" office:value-type="time" office:time-value="PT00H30M00S" calcext:value-type="time">
            <text:p>12:30 A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1"> seeourminds.com</text:span>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Retweeted by @tomwhartung 2019-09-28 at 9:00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4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391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pp-local" table:style-name="ta1">
        <table:table-column table:style-name="co7" table:default-cell-style-name="Default"/>
        <table:table-column table:style-name="co8" table:default-cell-style-name="Default"/>
        <table:table-column table:style-name="co5" table:default-cell-style-name="ce408"/>
        <table:table-column table:style-name="co9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386" office:value-type="string" calcext:value-type="string">
            <text:p>Local Promotions</text:p>
          </table:table-cell>
          <table:table-cell table:number-columns-repeated="61"/>
        </table:table-row>
        <table:table-row table:style-name="ro9">
          <table:table-cell table:number-columns-repeated="64"/>
        </table:table-row>
        <table:table-row table:style-name="ro4">
          <table:table-cell table:style-name="ce377" office:value-type="string" calcext:value-type="string">
            <text:p>Where</text:p>
          </table:table-cell>
          <table:table-cell table:style-name="ce377" office:value-type="string" calcext:value-type="string">
            <text:p>What</text:p>
          </table:table-cell>
          <table:table-cell table:style-name="ce374" office:value-type="string" calcext:value-type="string">
            <text:p>Dat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60"/>
        </table:table-row>
        <table:table-row table:style-name="ro9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536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536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9" table:number-rows-repeated="104856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jungian politics" table:style-name="ta1">
        <table:table-column table:style-name="co10" table:default-cell-style-name="ce396"/>
        <table:table-column table:style-name="co11" table:default-cell-style-name="ce541"/>
        <table:table-column table:style-name="co1" table:default-cell-style-name="ce541"/>
        <table:table-column table:style-name="co12" table:default-cell-style-name="ce547"/>
        <table:table-column table:style-name="co13" table:default-cell-style-name="ce380"/>
        <table:table-column table:style-name="co14" table:default-cell-style-name="ce494"/>
        <table:table-column table:style-name="co15" table:default-cell-style-name="ce554"/>
        <table:table-column table:style-name="co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1" table:default-cell-style-name="ce408"/>
        <table:table-column table:style-name="co4" table:default-cell-style-name="Default"/>
        <table:table-column table:style-name="co22" table:default-cell-style-name="Default"/>
        <table:table-column table:style-name="co5" table:number-columns-repeated="44" table:default-cell-style-name="Default"/>
        <table:table-row table:style-name="ro1">
          <table:table-cell/>
          <table:table-cell table:style-name="ce405" table:number-columns-repeated="2"/>
          <table:table-cell table:style-name="ce542"/>
          <table:table-cell table:style-name="ce425"/>
          <table:table-cell table:style-name="ce422"/>
          <table:table-cell table:style-name="ce534"/>
          <table:table-cell table:style-name="ce393"/>
          <table:table-cell table:style-name="ce456" office:value-type="string" calcext:value-type="string">
            <text:p>Jungian Politics: 2019-12-09 – 2019-12-21</text:p>
          </table:table-cell>
          <table:table-cell table:style-name="ce393" table:number-columns-repeated="8"/>
          <table:table-cell table:style-name="ce494"/>
          <table:table-cell table:number-columns-repeated="46"/>
        </table:table-row>
        <table:table-row table:style-name="ro4">
          <table:table-cell table:style-name="ce537" office:value-type="string" calcext:value-type="string">
            <text:p>Post</text:p>
          </table:table-cell>
          <table:table-cell table:style-name="ce30" office:value-type="string" calcext:value-type="string" table:number-columns-spanned="3" table:number-rows-spanned="1">
            <text:p>Day to</text:p>
          </table:table-cell>
          <table:covered-table-cell table:style-name="ce30"/>
          <table:covered-table-cell table:style-name="ce444"/>
          <table:table-cell table:style-name="ce424" office:value-type="string" calcext:value-type="string">
            <text:p>Images to Compare</text:p>
          </table:table-cell>
          <table:table-cell table:style-name="ce424" office:value-type="string" calcext:value-type="string">
            <text:p>Theme</text:p>
          </table:table-cell>
          <table:table-cell table:style-name="ce42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84" table:number-columns-repeated="45"/>
        </table:table-row>
        <table:table-row table:style-name="ro4">
          <table:table-cell table:style-name="ce537" office:value-type="string" calcext:value-type="string">
            <text:p>Num</text:p>
          </table:table-cell>
          <table:table-cell table:style-name="ce30" office:value-type="string" calcext:value-type="string" table:number-columns-spanned="3" table:number-rows-spanned="1">
            <text:p>Drip It</text:p>
          </table:table-cell>
          <table:covered-table-cell table:style-name="ce30"/>
          <table:covered-table-cell table:style-name="ce444"/>
          <table:table-cell table:style-name="ce424" office:value-type="string" calcext:value-type="string">
            <text:p>and Post</text:p>
          </table:table-cell>
          <table:table-cell table:style-name="ce374" office:value-type="string" calcext:value-type="string">
            <text:p>- XYZ -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84" table:number-columns-repeated="44"/>
        </table:table-row>
        <table:table-row table:style-name="ro5">
          <table:table-cell table:style-name="ce531" office:value-type="float" office:value="1" calcext:value-type="float">
            <text:p>1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548" office:value-type="string" calcext:value-type="string">
            <text:p><text:span text:style-name="T3">George Washington &amp; </text:span><text:span text:style-name="T4">Joe Biden – 1/8</text:span>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0">
          <table:table-cell table:style-name="ce531" office:value-type="float" office:value="2" calcext:value-type="float">
            <text:p>2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425" office:value-type="string" calcext:value-type="string">
            <text:p>George Washington – Image only – 01a</text:p>
          </table:table-cell>
          <table:table-cell table:style-name="ce422" office:value-type="string" calcext:value-type="string">
            <text:p>Colorfully Warm</text:p>
          </table:table-cell>
          <table:table-cell table:style-name="ce553" office:value-type="string" calcext:value-type="string">
            <text:p>image on so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0">
          <table:table-cell table:style-name="ce531" office:value-type="float" office:value="3" calcext:value-type="float">
            <text:p>3</text:p>
          </table:table-cell>
          <table:table-cell table:style-name="ce539" office:value-type="float" office:value="2" calcext:value-type="float">
            <text:p>2</text:p>
          </table:table-cell>
          <table:table-cell table:style-name="ce530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Joe Biden – image only – 01b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531" office:value-type="float" office:value="4" calcext:value-type="float">
            <text:p>4</text:p>
          </table:table-cell>
          <table:table-cell table:style-name="ce539" office:value-type="float" office:value="2" calcext:value-type="float">
            <text:p>2</text:p>
          </table:table-cell>
          <table:table-cell table:style-name="ce539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Amy Klobuchar – image only – 01c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5" calcext:value-type="float">
            <text:p>5</text:p>
          </table:table-cell>
          <table:table-cell table:style-name="ce539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table:style-name="ce549" office:value-type="string" calcext:value-type="string">
            <text:p><text:span text:style-name="T3">Alexander Hamilton &amp; </text:span><text:span text:style-name="T4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9">
          <table:table-cell table:style-name="ce531" office:value-type="float" office:value="6" calcext:value-type="float">
            <text:p>6</text:p>
          </table:table-cell>
          <table:table-cell table:style-name="ce531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9">
          <table:table-cell table:style-name="ce531" office:value-type="float" office:value="7" calcext:value-type="float">
            <text:p>7</text:p>
          </table:table-cell>
          <table:table-cell table:style-name="ce531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538" table:number-columns-repeated="3"/>
          <table:table-cell table:style-name="ce546"/>
          <table:table-cell table:style-name="ce550" table:number-columns-repeated="3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414"/>
          <table:table-cell table:style-name="ce560"/>
          <table:table-cell table:style-name="ce550" table:number-columns-repeated="45"/>
        </table:table-row>
        <table:table-row table:style-name="ro9">
          <table:table-cell table:style-name="ce531" office:value-type="float" office:value="8" calcext:value-type="float">
            <text:p>8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table:style-name="ce549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9">
          <table:table-cell table:style-name="ce531" office:value-type="float" office:value="9" calcext:value-type="float">
            <text:p>9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9">
          <table:table-cell table:style-name="ce531" office:value-type="float" office:value="10" calcext:value-type="float">
            <text:p>10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Fri</text:p>
          </table:table-cell>
          <table:table-cell table:style-name="ce544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11" calcext:value-type="float">
            <text:p>11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Sat</text:p>
          </table:table-cell>
          <table:table-cell table:style-name="ce544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8"/>
          <table:table-cell table:style-name="ce531"/>
          <table:table-cell table:style-name="ce544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12" calcext:value-type="float">
            <text:p>12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table:style-name="ce549" office:value-type="string" calcext:value-type="string">
            <text:p><text:span text:style-name="T3">Patrick Henry &amp; </text:span><text:span text:style-name="T4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13" calcext:value-type="float">
            <text:p>13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9">
          <table:table-cell table:style-name="ce531" office:value-type="float" office:value="14" calcext:value-type="float">
            <text:p>14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15" calcext:value-type="float">
            <text:p>15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table:style-name="ce549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9">
          <table:table-cell table:style-name="ce531" office:value-type="float" office:value="16" calcext:value-type="float">
            <text:p>16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9">
          <table:table-cell table:style-name="ce531" office:value-type="float" office:value="17" calcext:value-type="float">
            <text:p>17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20H40M00S" calcext:value-type="time">
            <text:p>08:4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9">
          <table:table-cell table:style-name="ce531" office:value-type="float" office:value="18" calcext:value-type="float">
            <text:p>18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9">
          <table:table-cell table:style-name="ce531" office:value-type="float" office:value="19" calcext:value-type="float">
            <text:p>19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6H50M00S" calcext:value-type="time">
            <text:p>04:5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20" calcext:value-type="float">
            <text:p>20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9">
          <table:table-cell table:style-name="ce531" office:value-type="float" office:value="21" calcext:value-type="float">
            <text:p>21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45M00S" calcext:value-type="time">
            <text:p>03:4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9">
          <table:table-cell table:style-name="ce531" table:number-columns-repeated="2"/>
          <table:table-cell table:style-name="ce539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8" office:value-type="float" office:value="22" calcext:value-type="float">
            <text:p>22</text:p>
          </table:table-cell>
          <table:table-cell table:style-name="ce540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table:style-name="ce551" office:value-type="string" calcext:value-type="string">
            <text:p>Ben Franklin &amp; Cory Booker – 6/8</text:p>
          </table:table-cell>
          <table:table-cell table:style-name="ce552"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0H40M00S" calcext:value-type="time">
            <text:p>10:40 A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style-name="ce550" table:number-columns-repeated="44"/>
        </table:table-row>
        <table:table-row table:style-name="ro9">
          <table:table-cell table:style-name="ce531" office:value-type="float" office:value="23" calcext:value-type="float">
            <text:p>23</text:p>
          </table:table-cell>
          <table:table-cell table:style-name="ce539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8H35M00S" calcext:value-type="time">
            <text:p>06:35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9">
          <table:table-cell table:style-name="ce531" office:value-type="float" office:value="24" calcext:value-type="float">
            <text:p>24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5" calcext:value-type="float">
            <text:p>25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table:style-name="ce549" office:value-type="string" calcext:value-type="string">
            <text:p><text:span text:style-name="T3">Daenerys Stormborn &amp; </text:span><text:span text:style-name="T4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9">
          <table:table-cell table:style-name="ce531" office:value-type="float" office:value="26" calcext:value-type="float">
            <text:p>26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0H30M00S" calcext:value-type="time">
            <text:p>10:30 A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9">
          <table:table-cell table:style-name="ce531" office:value-type="float" office:value="27" calcext:value-type="float">
            <text:p>27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6H20M00S" calcext:value-type="time">
            <text:p>04:2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8" calcext:value-type="float">
            <text:p>28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table:style-name="ce549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09H05M00S" calcext:value-type="time">
            <text:p>09:05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9">
          <table:table-cell table:style-name="ce531" office:value-type="float" office:value="29" calcext:value-type="float">
            <text:p>29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19H30M00S" calcext:value-type="time">
            <text:p>07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9">
          <table:table-cell table:style-name="ce538" office:value-type="float" office:value="30" calcext:value-type="float">
            <text:p>30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20-01-01" calcext:value-type="date">
            <text:p>2020-01-01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0" table:number-columns-repeated="45"/>
        </table:table-row>
        <table:table-row table:style-name="ro9">
          <table:table-cell table:style-name="ce531" office:value-type="float" office:value="31" calcext:value-type="float">
            <text:p>31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20-01-02" calcext:value-type="date">
            <text:p>2020-01-02</text:p>
          </table:table-cell>
          <table:table-cell table:style-name="ce559" office:value-type="time" office:time-value="PT19H20M00S" calcext:value-type="time">
            <text:p>07:2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1.5" calcext:value-type="float">
            <text:p>21.5</text:p>
          </table:table-cell>
          <table:table-cell table:style-name="ce531" office:value-type="float" office:value="10.5" calcext:value-type="float">
            <text:p>10.5</text:p>
          </table:table-cell>
          <table:table-cell table:style-name="ce539" office:value-type="string" calcext:value-type="string">
            <text:p>Sun</text:p>
          </table:table-cell>
          <table:table-cell table:style-name="ce545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groja.com/about</text:p>
          </table:table-cell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 table:number-rows-repeated="34">
          <table:table-cell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 table:number-rows-repeated="25">
          <table:table-cell/>
          <table:table-cell table:style-name="ce539" table:number-columns-repeated="2"/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9" table:number-rows-repeated="84">
          <table:table-cell table:number-columns-repeated="8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9" table:number-rows-repeated="1048386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free_ebooks_days" table:style-name="ta1"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ce408"/>
        <table:table-column table:style-name="co5" table:number-columns-repeated="12" table:default-cell-style-name="Default"/>
        <table:table-column table:style-name="co26" table:default-cell-style-name="ce378"/>
        <table:table-column table:style-name="co5" table:number-columns-repeated="1007" table:default-cell-style-name="Default"/>
        <table:table-row table:style-name="ro6">
          <table:table-cell table:number-columns-repeated="5"/>
          <table:table-cell table:style-name="ce386" office:value-type="string" calcext:value-type="string">
            <text:p>Free Ebook Days: 2019-10-14 <text:span text:style-name="T12">−</text:span> 2020-03-03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style-name="ce390" office:value-type="string" calcext:value-type="string" table:number-columns-spanned="2" table:number-rows-spanned="1">
            <text:p>Pinterest</text:p>
          </table:table-cell>
          <table:covered-table-cell/>
          <table:table-cell table:style-name="ce374" office:value-type="string" calcext:value-type="string" table:number-columns-spanned="2" table:number-rows-spanned="1">
            <text:p>Tumblr</text:p>
          </table:table-cell>
          <table:covered-table-cell/>
          <table:table-cell table:style-name="ce390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74" office:value-type="string" calcext:value-type="string">
            <text:p>Dates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47"/>
          <table:table-cell table:number-columns-repeated="960"/>
        </table:table-row>
        <table:table-row table:style-name="ro5">
          <table:table-cell table:style-name="ce485" office:value-type="string" calcext:value-type="string">
            <text:p>Oct. 17, 2019 – after debate, 1 of 5</text:p>
          </table:table-cell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79" office:value-type="string" calcext:value-type="string">
            <text:p>Text Announcement</text:p>
          </table:table-cell>
          <table:table-cell table:style-name="ce494" office:value-type="string" calcext:value-type="string">
            <text:p>Mon</text:p>
          </table:table-cell>
          <table:table-cell table:style-name="ce455" office:value-type="date" office:date-value="2019-10-14" calcext:value-type="date">
            <text:p>10-14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1.txt</text:p>
          </table:table-cell>
          <table:table-cell table:style-name="ce383" table:number-columns-repeated="1007"/>
        </table:table-row>
        <table:table-row table:style-name="ro9">
          <table:table-cell/>
          <table:table-cell table:style-name="ce378" office:value-type="string" calcext:value-type="string">
            <text:p>Text Reminder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0-16" calcext:value-type="date">
            <text:p>10-16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2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1 – main post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3.txt and </text:span>all-text_only-8.5x11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<text:span text:style-name="T5">Text announcement on </text:span><text:span text:style-name="T6">better together </text:span>slack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number-columns-repeated="5" table:style-name="ce387" office:value-type="string" calcext:value-type="string">
            <text:p>N/A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2 – in case you missed it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4.txt and all-text_only-11x</text:span>8.5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3 – last call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486" office:value-type="string" calcext:value-type="string">
            <text:p>Nov. 20-21, 2019 – day of and after fifth debate, 2-3 of 5</text:p>
          </table:table-cell>
          <table:table-cell table:style-name="ce487"/>
          <table:table-cell table:style-name="ce409"/>
          <table:table-cell table:style-name="ce41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489"/>
          <table:table-cell table:number-columns-repeated="1007"/>
        </table:table-row>
        <table:table-row table:style-name="ro9">
          <table:table-cell/>
          <table:table-cell table:style-name="ce379" office:value-type="string" calcext:value-type="string">
            <text:p>Text Announcement</text:p>
          </table:table-cell>
          <table:table-cell table:style-name="ce494" office:value-type="string" calcext:value-type="string">
            <text:p>Mon</text:p>
          </table:table-cell>
          <table:table-cell table:style-name="ce455" office:value-type="date" office:date-value="2019-11-18" calcext:value-type="date">
            <text:p>11-18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6H20M00S" calcext:value-type="time">
            <text:p>04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380" office:value-type="string" calcext:value-type="string">
            <text:p>text/01-my_reason-text_post.txt</text:p>
          </table:table-cell>
          <table:table-cell table:style-name="ce393" table:number-columns-repeated="1007"/>
        </table:table-row>
        <table:table-row table:style-name="ro9">
          <table:table-cell/>
          <table:table-cell table:style-name="ce380" office:value-type="string" calcext:value-type="string">
            <text:p>Image Announcement</text:p>
          </table:table-cell>
          <table:table-cell table:style-name="ce494" office:value-type="string" calcext:value-type="string">
            <text:p>Tue</text:p>
          </table:table-cell>
          <table:table-cell table:style-name="ce455" office:value-type="date" office:date-value="2019-11-19" calcext:value-type="date">
            <text:p>11-19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5H00M00S" calcext:value-type="time">
            <text:p>03:00 PM</text:p>
          </table:table-cell>
          <table:table-cell table:style-name="ce380" office:value-type="string" calcext:value-type="string">
            <text:p>images/02-my_reason-for_writing-1.jpg</text:p>
          </table:table-cell>
          <table:table-cell table:style-name="ce393" table:number-columns-repeated="1007"/>
        </table:table-row>
        <table:table-row table:style-name="ro9">
          <table:table-cell/>
          <table:table-cell table:style-name="ce378" office:value-type="string" calcext:value-type="string">
            <text:p>Image – Free Ebook Days, day 1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ext – Free Ebook Days, day 1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9">
          <table:table-cell/>
          <table:table-cell table:style-name="ce380" office:value-type="string" calcext:value-type="string">
            <text:p>Image – Go Deeper than the Debates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Image – When Trump Fired Comey…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1-21" calcext:value-type="date">
            <text:p>11-21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9">
          <table:table-cell table:style-name="ce435"/>
          <table:table-cell table:style-name="ce488" office:value-type="string" calcext:value-type="string">
            <text:p>Text – Free Ebook Days, day 2</text:p>
          </table:table-cell>
          <table:table-cell table:style-name="ce495" office:value-type="string" calcext:value-type="string">
            <text:p>Thu</text:p>
          </table:table-cell>
          <table:table-cell table:style-name="ce449" office:value-type="date" office:date-value="2019-11-21" calcext:value-type="date">
            <text:p>11-21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number-columns-repeated="6" table:style-name="ce509" office:value-type="string" calcext:value-type="string">
            <text:p>N/A</text:p>
          </table:table-cell>
          <table:table-cell table:style-name="ce488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1008"/>
        </table:table-row>
        <table:table-row table:style-name="ro5">
          <table:table-cell table:style-name="ce486" office:value-type="string" calcext:value-type="string">
            <text:p>Feb. 19, 2020 – Ninth Debate, 1 of 5</text:p>
          </table:table-cell>
          <table:table-cell table:style-name="ce489"/>
          <table:table-cell table:style-name="ce496"/>
          <table:table-cell table:style-name="ce499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489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Initial announcement of all dates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2-16" calcext:value-type="date">
            <text:p>02-16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9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18" calcext:value-type="date">
            <text:p>02-18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9">
          <table:table-cell/>
          <table:table-cell table:style-name="ce378" office:value-type="string" calcext:value-type="string">
            <text:p>Day of debate – early</text:p>
          </table:table-cell>
          <table:table-cell table:style-name="ce493" office:value-type="string" calcext:value-type="string">
            <text:p>Wed</text:p>
          </table:table-cell>
          <table:table-cell table:style-name="ce498" office:value-type="date" office:date-value="2020-02-19" calcext:value-type="date">
            <text:p>02-19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9">
          <table:table-cell/>
          <table:table-cell table:style-name="ce490" office:value-type="string" calcext:value-type="string">
            <text:p><text:span text:style-name="T7">After debate – </text:span><text:span text:style-name="T8">one and few offs</text:span><text:span text:style-name="T9"> </text:span>– primary_voters/02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1" calcext:value-type="date">
            <text:p>02-21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Feb. 25, 2020 – Tenth Debate, 2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Mon</text:p>
          </table:table-cell>
          <table:table-cell table:style-name="ce498" office:value-type="date" office:date-value="2020-02-24" calcext:value-type="date">
            <text:p>02-24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9">
          <table:table-cell/>
          <table:table-cell table:style-name="ce491" office:value-type="string" calcext:value-type="string">
            <text:p>Day of debate – early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25" calcext:value-type="date">
            <text:p>02-25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9">
          <table:table-cell/>
          <table:table-cell table:style-name="ce481" office:value-type="string" calcext:value-type="string">
            <text:p><text:span text:style-name="T10">After debate – </text:span><text:span text:style-name="T11">one and few offs </text:span>– primary_voters/03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8" calcext:value-type="date">
            <text:p>02-28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Mar. 2-3, 2020 – Super Tuesday Eve &amp; Day, 3-4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 table:number-columns-repeated="3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5">
          <table:table-cell table:style-name="ce485"/>
          <table:table-cell table:style-name="ce378" office:value-type="string" calcext:value-type="string">
            <text:p>Day before free ebook days start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3-01" calcext:value-type="date">
            <text:p>03-01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First free ebook day</text:p>
          </table:table-cell>
          <table:table-cell table:style-name="ce493" office:value-type="string" calcext:value-type="string">
            <text:p>Mon</text:p>
          </table:table-cell>
          <table:table-cell table:style-name="ce418" office:value-type="date" office:date-value="2020-03-02" calcext:value-type="date">
            <text:p>03-02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9">
          <table:table-cell table:style-name="ce435"/>
          <table:table-cell table:style-name="ce488" office:value-type="string" calcext:value-type="string">
            <text:p>Last free ebook day</text:p>
          </table:table-cell>
          <table:table-cell table:style-name="ce495" office:value-type="string" calcext:value-type="string">
            <text:p>Tue</text:p>
          </table:table-cell>
          <table:table-cell table:style-name="ce501" office:value-type="date" office:date-value="2020-03-03" calcext:value-type="date">
            <text:p>03-03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488" office:value-type="string" calcext:value-type="string">
            <text:p>08-super_tuesday_day</text:p>
          </table:table-cell>
          <table:table-cell table:number-columns-repeated="1007"/>
        </table:table-row>
        <table:table-row table:style-name="ro9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 table:number-columns-repeated="3"/>
          <table:table-cell table:style-name="ce418"/>
          <table:table-cell table:number-columns-repeated="12"/>
          <table:table-cell table:style-name="Default"/>
          <table:table-cell table:number-columns-repeated="1007"/>
        </table:table-row>
        <table:table-row table:style-name="ro9" table:number-rows-repeated="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4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80"/>
          <table:table-cell table:style-name="ce494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52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282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9" table:number-rows-repeated="295">
          <table:table-cell table:number-columns-repeated="9"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9" table:number-rows-repeated="104757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how_i_draw" table:style-name="ta1">
        <table:table-column table:style-name="co27" table:default-cell-style-name="ce394"/>
        <table:table-column table:style-name="co28" table:default-cell-style-name="ce408"/>
        <table:table-column table:style-name="co29" table:default-cell-style-name="ce408"/>
        <table:table-column table:style-name="co20" table:default-cell-style-name="ce408"/>
        <table:table-column table:style-name="co30" table:default-cell-style-name="ce423"/>
        <table:table-column table:style-name="co31" table:default-cell-style-name="ce383"/>
        <table:table-column table:style-name="co32" table:default-cell-style-name="ce393"/>
        <table:table-column table:style-name="co33" table:default-cell-style-name="ce393"/>
        <table:table-column table:style-name="co34" table:default-cell-style-name="ce393"/>
        <table:table-column table:style-name="co35" table:default-cell-style-name="ce393"/>
        <table:table-column table:style-name="co36" table:default-cell-style-name="ce393"/>
        <table:table-column table:style-name="co35" table:default-cell-style-name="ce393"/>
        <table:table-column table:style-name="co37" table:default-cell-style-name="ce393"/>
        <table:table-column table:style-name="co38" table:default-cell-style-name="ce393"/>
        <table:table-column table:style-name="co39" table:default-cell-style-name="ce393"/>
        <table:table-column table:style-name="co40" table:default-cell-style-name="ce393"/>
        <table:table-column table:style-name="co34" table:default-cell-style-name="ce393"/>
        <table:table-column table:style-name="co32" table:default-cell-style-name="ce393"/>
        <table:table-column table:style-name="co41" table:default-cell-style-name="ce380"/>
        <table:table-column table:style-name="co5" table:default-cell-style-name="ce380"/>
        <table:table-column table:style-name="co5" table:number-columns-repeated="1004" table:default-cell-style-name="Default"/>
        <table:table-row table:style-name="ro6">
          <table:table-cell table:number-columns-repeated="7"/>
          <table:table-cell table:style-name="ce456" office:value-type="string" calcext:value-type="string">
            <text:p><text:span text:style-name="T18">How I Draw Personalities: 2020-02-13</text:span> – 2020-03-26</text:p>
          </table:table-cell>
          <table:table-cell table:number-columns-repeated="1016"/>
        </table:table-row>
        <table:table-row table:style-name="ro4">
          <table:table-cell table:style-name="ce395" office:value-type="string" calcext:value-type="string">
            <text:p>Pre-</text:p>
          </table:table-cell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/>
          <table:table-cell table:style-name="ce424" office:value-type="string" calcext:value-type="string">
            <text:p>Image Content and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 table:number-columns-repeated="2"/>
          <table:table-cell table:number-columns-repeated="1004"/>
        </table:table-row>
        <table:table-row table:style-name="ro4">
          <table:table-cell table:style-name="ce374" office:value-type="string" calcext:value-type="string">
            <text:p>fix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Portrait, If Applicab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72"/>
          <table:table-cell table:number-columns-repeated="1004"/>
        </table:table-row>
        <table:table-row table:style-name="ro11">
          <table:table-cell table:style-name="ce396"/>
          <table:table-cell table:number-columns-repeated="3"/>
          <table:table-cell table:style-name="ce425"/>
          <table:table-cell table:style-name="ce439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72" table:number-columns-repeated="2"/>
          <table:table-cell table:number-columns-repeated="1004"/>
        </table:table-row>
        <table:table-row table:style-name="ro12">
          <table:table-cell table:style-name="ce397" office:value-type="string" calcext:value-type="string">
            <text:p>0a</text:p>
          </table:table-cell>
          <table:table-cell table:style-name="ce409" office:value-type="float" office:value="1" calcext:value-type="float">
            <text:p>1</text:p>
          </table:table-cell>
          <table:table-cell table:style-name="ce413" office:value-type="string" calcext:value-type="string">
            <text:p>Thu</text:p>
          </table:table-cell>
          <table:table-cell table:style-name="ce416" office:value-type="date" office:date-value="2020-02-13" calcext:value-type="date">
            <text:p>02-13</text:p>
          </table:table-cell>
          <table:table-cell table:style-name="ce426" office:value-type="string" calcext:value-type="string">
            <text:p>0a-my_process – Introduce the 6-Step Process</text:p>
          </table:table-cell>
          <table:table-cell table:style-name="ce440" office:value-type="string" calcext:value-type="string">
            <text:p>A-AP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73" office:value-type="string" calcext:value-type="string">
            <text:p>0a-my_process</text:p>
          </table:table-cell>
          <table:table-cell table:style-name="ce472"/>
          <table:table-cell table:number-columns-repeated="1004"/>
        </table:table-row>
        <table:table-row table:style-name="ro12">
          <table:table-cell table:style-name="ce398" office:value-type="string" calcext:value-type="string">
            <text:p>0b</text:p>
          </table:table-cell>
          <table:table-cell table:style-name="ce410" office:value-type="float" office:value="2" calcext:value-type="float">
            <text:p>2</text:p>
          </table:table-cell>
          <table:table-cell table:style-name="ce412" office:value-type="string" calcext:value-type="string">
            <text:p>Fri</text:p>
          </table:table-cell>
          <table:table-cell table:style-name="ce417" office:value-type="date" office:date-value="2020-02-14" calcext:value-type="date">
            <text:p>02-14</text:p>
          </table:table-cell>
          <table:table-cell table:style-name="ce427" office:value-type="string" calcext:value-type="string">
            <text:p>0b-it_evolves-tomh_1987 – <text:span text:style-name="T9">Tom H 1987</text:span></text:p>
          </table:table-cell>
          <table:table-cell table:style-name="ce441" office:value-type="string" calcext:value-type="string">
            <text:p>A-AP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74" office:value-type="string" calcext:value-type="string">
            <text:p>0b-it_evolves-tomh_1987</text:p>
          </table:table-cell>
          <table:table-cell table:style-name="ce47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18" office:value-type="date" office:date-value="2020-02-15" calcext:value-type="date">
            <text:p>02-15</text:p>
          </table:table-cell>
          <table:table-cell table:style-name="ce428" office:value-type="string" calcext:value-type="string">
            <text:p>1a-step_1 – Learn about the pers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75" office:value-type="string" calcext:value-type="string">
            <text:p>1a-step_1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18" office:value-type="date" office:date-value="2020-02-16" calcext:value-type="date">
            <text:p>02-16</text:p>
          </table:table-cell>
          <table:table-cell table:style-name="ce428" office:value-type="string" calcext:value-type="string">
            <text:p>1b-jeffersons_profile – <text:span text:style-name="T9">Thomas Jeffers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75" office:value-type="string" calcext:value-type="string">
            <text:p>1b-jeffersons_profile 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2-17" calcext:value-type="date">
            <text:p>02-17</text:p>
          </table:table-cell>
          <table:table-cell table:style-name="ce428" office:value-type="string" calcext:value-type="string">
            <text:p>1c-hamiltons_profile-1 – <text:span text:style-name="T9">Alexander Hamilt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75" office:value-type="string" calcext:value-type="string">
            <text:p>1c-hamiltons_profile-1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2-18" calcext:value-type="date">
            <text:p>02-18</text:p>
          </table:table-cell>
          <table:table-cell table:style-name="ce429" office:value-type="string" calcext:value-type="string">
            <text:p><text:span text:style-name="T14">1d-combo_image – </text:span>Jefferson &amp; Hamilt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75" office:value-type="string" calcext:value-type="string">
            <text:p>1d-combo_image</text:p>
          </table:table-cell>
          <table:table-cell table:number-columns-repeated="1005"/>
        </table:table-row>
        <table:table-row table:style-name="ro9">
          <table:table-cell table:style-name="ce397" office:value-type="string" calcext:value-type="string">
            <text:p>2a</text:p>
          </table:table-cell>
          <table:table-cell table:style-name="ce409" office:value-type="float" office:value="7" calcext:value-type="float">
            <text:p>7</text:p>
          </table:table-cell>
          <table:table-cell table:style-name="ce409" office:value-type="string" calcext:value-type="string">
            <text:p>Thu</text:p>
          </table:table-cell>
          <table:table-cell table:style-name="ce420" office:value-type="date" office:date-value="2020-02-20" calcext:value-type="date">
            <text:p>02-20</text:p>
          </table:table-cell>
          <table:table-cell table:style-name="ce430" office:value-type="string" calcext:value-type="string">
            <text:p>2a-step_2 – Step 2 – Answer a questionnaire</text:p>
          </table:table-cell>
          <table:table-cell table:style-name="ce413" office:value-type="string" calcext:value-type="string">
            <text:p>SOM-QZ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73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400" office:value-type="string" calcext:value-type="string">
            <text:p>2b</text:p>
          </table:table-cell>
          <table:table-cell table:style-name="ce411" office:value-type="float" office:value="8" calcext:value-type="float">
            <text:p>8</text:p>
          </table:table-cell>
          <table:table-cell table:style-name="ce415" office:value-type="string" calcext:value-type="string">
            <text:p>Fri</text:p>
          </table:table-cell>
          <table:table-cell table:style-name="ce421" office:value-type="date" office:date-value="2020-02-21" calcext:value-type="date">
            <text:p>02-21</text:p>
          </table:table-cell>
          <table:table-cell table:style-name="ce431" office:value-type="string" calcext:value-type="string">
            <text:p>2b-tomh-humanmetrics – <text:span text:style-name="T9">Tom H Humanmetrics </text:span><text:span text:style-name="T15">– </text:span><text:span text:style-name="T16">later</text:span></text:p>
          </table:table-cell>
          <table:table-cell table:style-name="ce442" office:value-type="string" calcext:value-type="string">
            <text:p>SOM-QZ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76" office:value-type="string" calcext:value-type="string">
            <text:p>2b-tomh-humanmetrics</text:p>
          </table:table-cell>
          <table:table-cell table:style-name="ce480"/>
          <table:table-cell table:style-name="ce481" table:number-columns-repeated="1004"/>
        </table:table-row>
        <table:table-row table:style-name="ro9">
          <table:table-cell table:style-name="ce40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4" office:value-type="string" calcext:value-type="string">
            <text:p>Sat</text:p>
          </table:table-cell>
          <table:table-cell table:style-name="ce419" office:value-type="date" office:date-value="2020-02-22" calcext:value-type="date">
            <text:p>02-22</text:p>
          </table:table-cell>
          <table:table-cell table:style-name="ce428" office:value-type="string" calcext:value-type="string">
            <text:p>2c-tomh-mbti – Mention the MBTI – <text:span text:style-name="T9">Tom H MBTI</text:span></text:p>
          </table:table-cell>
          <table:table-cell office:value-type="string" calcext:value-type="string">
            <text:p>SOM-QZ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75" office:value-type="string" calcext:value-type="string">
            <text:p>2c-tomh-mbti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2d</text:p>
          </table:table-cell>
          <table:table-cell table:style-name="ce412" office:value-type="float" office:value="10" calcext:value-type="float">
            <text:p>10</text:p>
          </table:table-cell>
          <table:table-cell table:style-name="ce412" office:value-type="string" calcext:value-type="string">
            <text:p>Sun</text:p>
          </table:table-cell>
          <table:table-cell table:style-name="ce417" office:value-type="date" office:date-value="2020-02-23" calcext:value-type="date">
            <text:p>02-23</text:p>
          </table:table-cell>
          <table:table-cell table:style-name="ce432" office:value-type="string" calcext:value-type="string">
            <text:p><text:span text:style-name="T14">2d-combo_image – </text:span>Humanmetrics &amp; MBTI</text:p>
          </table:table-cell>
          <table:table-cell table:style-name="ce410" office:value-type="string" calcext:value-type="string">
            <text:p>SOM-QZ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74" office:value-type="string" calcext:value-type="string">
            <text:p>2d-combo_image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2-25" calcext:value-type="date">
            <text:p>02-25</text:p>
          </table:table-cell>
          <table:table-cell table:style-name="ce428" office:value-type="string" calcext:value-type="string">
            <text:p>3a-step_3 – Use a program to draw – later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77" office:value-type="string" calcext:value-type="string">
            <text:p>3a-step_3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4" office:value-type="string" calcext:value-type="string">
            <text:p>Wed</text:p>
          </table:table-cell>
          <table:table-cell table:style-name="ce419" office:value-type="date" office:date-value="2020-02-26" calcext:value-type="date">
            <text:p>02-26</text:p>
          </table:table-cell>
          <table:table-cell table:style-name="ce425" office:value-type="string" calcext:value-type="string">
            <text:p>3b-drawing-luke – <text:span text:style-name="T9">Luke Skywalk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77" office:value-type="string" calcext:value-type="string">
            <text:p>3b-drawing-luke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2-27" calcext:value-type="date">
            <text:p>02-27</text:p>
          </table:table-cell>
          <table:table-cell table:style-name="ce428" office:value-type="string" calcext:value-type="string">
            <text:p>3c-drawing-darth – <text:span text:style-name="T9">Darth Vad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77" office:value-type="string" calcext:value-type="string">
            <text:p>3c-drawing-darth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2-29" calcext:value-type="date">
            <text:p>02-29</text:p>
          </table:table-cell>
          <table:table-cell table:style-name="ce429" office:value-type="string" calcext:value-type="string">
            <text:p><text:span text:style-name="T14">3d-combo_image – </text:span>Luke Skywalker &amp; Darth Vader</text:p>
          </table:table-cell>
          <table:table-cell table:style-name="ce408" office:value-type="string" calcext:value-type="string">
            <text:p>GROJA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77" office:value-type="string" calcext:value-type="string">
            <text:p>3d-combo_image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397" office:value-type="string" calcext:value-type="string">
            <text:p>4a</text:p>
          </table:table-cell>
          <table:table-cell table:style-name="ce409" office:value-type="float" office:value="15" calcext:value-type="float">
            <text:p>15</text:p>
          </table:table-cell>
          <table:table-cell table:style-name="ce409" office:value-type="string" calcext:value-type="string">
            <text:p>Wed</text:p>
          </table:table-cell>
          <table:table-cell table:style-name="ce420" office:value-type="date" office:date-value="2020-03-04" calcext:value-type="date">
            <text:p>03-04</text:p>
          </table:table-cell>
          <table:table-cell table:style-name="ce430" office:value-type="string" calcext:value-type="string">
            <text:p>4a-step_4 – Step 4 – Post images online</text:p>
          </table:table-cell>
          <table:table-cell table:style-name="ce413" office:value-type="string" calcext:value-type="string">
            <text:p>SOM-GAL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73" office:value-type="string" calcext:value-type="string">
            <text:p>4a-step_4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3-05" calcext:value-type="date">
            <text:p>03-05</text:p>
          </table:table-cell>
          <table:table-cell table:style-name="ce428" office:value-type="string" calcext:value-type="string">
            <text:p>4b-seeourminds-mulder – <text:span text:style-name="T9">Fox Mulder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75" office:value-type="string" calcext:value-type="string">
            <text:p>4b-seeourminds-mulder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06" calcext:value-type="date">
            <text:p>03-06</text:p>
          </table:table-cell>
          <table:table-cell table:style-name="ce428" office:value-type="string" calcext:value-type="string">
            <text:p>4c-artsyvisions-scully – <text:span text:style-name="T9">Dana Scully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75" office:value-type="string" calcext:value-type="string">
            <text:p>4c-artsyvisions-scully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4d</text:p>
          </table:table-cell>
          <table:table-cell table:style-name="ce412" office:value-type="float" office:value="18" calcext:value-type="float">
            <text:p>18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3-07" calcext:value-type="date">
            <text:p>03-07</text:p>
          </table:table-cell>
          <table:table-cell table:style-name="ce432" office:value-type="string" calcext:value-type="string">
            <text:p><text:span text:style-name="T14">4d-combo_image – </text:span>Mulder &amp; Scully</text:p>
          </table:table-cell>
          <table:table-cell table:style-name="ce441" office:value-type="string" calcext:value-type="string">
            <text:p>AV-MS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74" office:value-type="string" calcext:value-type="string">
            <text:p>4d-combo_image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3-10" calcext:value-type="date">
            <text:p>03-10</text:p>
          </table:table-cell>
          <table:table-cell table:style-name="ce428" office:value-type="string" calcext:value-type="string">
            <text:p>5a-step_5 – Step 5 – Use images in ebooks</text:p>
          </table:table-cell>
          <table:table-cell table:style-name="ce422" office:value-type="string" calcext:value-type="string">
            <text:p>A-AP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75" office:value-type="string" calcext:value-type="string">
            <text:p>5a-step_5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428" office:value-type="string" calcext:value-type="string">
            <text:p>5b-ebooks-donald – Write About Them – <text:span text:style-name="T9">Donald Trump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75" office:value-type="string" calcext:value-type="string">
            <text:p>5b-ebooks-donald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433" office:value-type="string" calcext:value-type="string">
            <text:p><text:span text:style-name="T10">5c-ebooks-nancy – Images are tricky – </text:span><text:span text:style-name="T11">Nancy Pelosi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75" office:value-type="string" calcext:value-type="string">
            <text:p>5c-ebooks-nancy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13" calcext:value-type="date">
            <text:p>03-13</text:p>
          </table:table-cell>
          <table:table-cell table:style-name="ce429" office:value-type="string" calcext:value-type="string">
            <text:p><text:span text:style-name="T1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75" office:value-type="string" calcext:value-type="string">
            <text:p>5d-combo_image</text:p>
          </table:table-cell>
          <table:table-cell table:number-columns-repeated="1005"/>
        </table:table-row>
        <table:table-row table:style-name="ro9">
          <table:table-cell table:style-name="ce397" office:value-type="string" calcext:value-type="string">
            <text:p>6a</text:p>
          </table:table-cell>
          <table:table-cell table:style-name="ce409" office:value-type="float" office:value="23" calcext:value-type="float">
            <text:p>23</text:p>
          </table:table-cell>
          <table:table-cell table:style-name="ce409" office:value-type="string" calcext:value-type="string">
            <text:p>Mon</text:p>
          </table:table-cell>
          <table:table-cell table:style-name="ce420" office:value-type="date" office:date-value="2020-03-16" calcext:value-type="date">
            <text:p>03-16</text:p>
          </table:table-cell>
          <table:table-cell table:style-name="ce430" office:value-type="string" calcext:value-type="string">
            <text:p>6a-step_6 – Step 6 – Post images to social networks</text:p>
          </table:table-cell>
          <table:table-cell table:style-name="ce440" office:value-type="string" calcext:value-type="string">
            <text:p>A-AP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73" office:value-type="string" calcext:value-type="string">
            <text:p>6a-step_6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434" office:value-type="string" calcext:value-type="string">
            <text:p><text:span text:style-name="T10">6b-social_sites – </text:span><text:span text:style-name="T11">George Washington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75" office:value-type="string" calcext:value-type="string">
            <text:p>6b-social_sites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428" office:value-type="string" calcext:value-type="string">
            <text:p><text:span text:style-name="T17">6c-final_note – Summary – </text:span><text:span text:style-name="T9">Patrick Henry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75" office:value-type="string" calcext:value-type="string">
            <text:p>6c-final_note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6d</text:p>
          </table:table-cell>
          <table:table-cell table:style-name="ce412" office:value-type="float" office:value="26" calcext:value-type="float">
            <text:p>26</text:p>
          </table:table-cell>
          <table:table-cell table:style-name="ce412" office:value-type="string" calcext:value-type="string">
            <text:p>Thu</text:p>
          </table:table-cell>
          <table:table-cell table:style-name="ce417" office:value-type="date" office:date-value="2020-03-19" calcext:value-type="date">
            <text:p>03-19</text:p>
          </table:table-cell>
          <table:table-cell table:style-name="ce432" office:value-type="string" calcext:value-type="string">
            <text:p><text:span text:style-name="T14">6d-combo_image – </text:span>Founders deluxe combo image</text:p>
          </table:table-cell>
          <table:table-cell table:style-name="ce441" office:value-type="string" calcext:value-type="string">
            <text:p>A-AP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5M00S" calcext:value-type="time">
            <text:p>10:1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25M00S" calcext:value-type="time">
            <text:p>10:2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0M00S" calcext:value-type="time">
            <text:p>10:10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45M00S" calcext:value-type="time">
            <text:p>10:45 AM</text:p>
          </table:table-cell>
          <table:table-cell table:style-name="ce474" office:value-type="string" calcext:value-type="string">
            <text:p>6d-combo_image</text:p>
          </table:table-cell>
          <table:table-cell table:number-columns-repeated="1005"/>
        </table:table-row>
        <table:table-row table:style-name="ro9">
          <table:table-cell table:style-name="ce403" office:value-type="string" calcext:value-type="string">
            <text:p>7a</text:p>
          </table:table-cell>
          <table:table-cell table:style-name="ce413" office:value-type="float" office:value="27" calcext:value-type="float">
            <text:p>27</text:p>
          </table:table-cell>
          <table:table-cell table:style-name="ce409" office:value-type="string" calcext:value-type="string">
            <text:p>Mon</text:p>
          </table:table-cell>
          <table:table-cell table:style-name="ce413" office:value-type="string" calcext:value-type="string">
            <text:p>03-23</text:p>
          </table:table-cell>
          <table:table-cell table:style-name="ce430" office:value-type="string" calcext:value-type="string">
            <text:p>7a-case_study-cheers – Case Study – Cheers</text:p>
          </table:table-cell>
          <table:table-cell table:style-name="ce440" office:value-type="string" calcext:value-type="string">
            <text:p>SOM-CH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50M00S" calcext:value-type="time">
            <text:p>08:50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78" office:value-type="string" calcext:value-type="string">
            <text:p>7a-case_study-cheers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6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6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25M00S" calcext:value-type="time">
            <text:p>10:2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7" calcext:value-type="date">
            <text:p>03-27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404" office:value-type="string" calcext:value-type="string">
            <text:p>7d</text:p>
          </table:table-cell>
          <table:table-cell table:style-name="ce412" office:value-type="float" office:value="30" calcext:value-type="float">
            <text:p>30</text:p>
          </table:table-cell>
          <table:table-cell table:style-name="ce412" office:value-type="string" calcext:value-type="string">
            <text:p>Thu</text:p>
          </table:table-cell>
          <table:table-cell table:style-name="ce412" office:value-type="string" calcext:value-type="string">
            <text:p>03-26</text:p>
          </table:table-cell>
          <table:table-cell table:style-name="ce435" office:value-type="string" calcext:value-type="string">
            <text:p>7d-norm-lilith – Norm and Lilith</text:p>
          </table:table-cell>
          <table:table-cell table:style-name="ce441" office:value-type="string" calcext:value-type="string">
            <text:p>SOM-CH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0M00S" calcext:value-type="time">
            <text:p>09:1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79" office:value-type="string" calcext:value-type="string">
            <text:p>7d-norm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 table:number-rows-repeated="3">
          <table:table-cell table:style-name="Default" table:number-columns-repeated="5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405" office:value-type="string" calcext:value-type="string">
            <text:p>“Link To” Key</text:p>
          </table:table-cell>
          <table:table-cell table:style-name="ce383"/>
          <table:table-cell table:style-name="ce428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422" office:value-type="string" calcext:value-type="string">
            <text:p>A-AP</text:p>
          </table:table-cell>
          <table:table-cell table:style-name="ce425" office:value-type="string" calcext:value-type="string">
            <text:p>amazon author page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383" office:value-type="string" calcext:value-type="string">
            <text:p>A-VPP</text:p>
          </table:table-cell>
          <table:table-cell table:style-name="ce428" office:value-type="string" calcext:value-type="string">
            <text:p>Visualizing Politicians’ Personalities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422" office:value-type="string" calcext:value-type="string">
            <text:p>AV-MS</text:p>
          </table:table-cell>
          <table:table-cell table:style-name="ce425" office:value-type="string" calcext:value-type="string">
            <text:p>ArtsyVisions.com – Mulder &amp; Skully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-POL</text:p>
          </table:table-cell>
          <table:table-cell table:style-name="ce425" office:value-type="string" calcext:value-type="string">
            <text:p>Goodreads – Politicans 2019 bookshelf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OJA</text:p>
          </table:table-cell>
          <table:table-cell table:style-name="ce436" office:value-type="string" calcext:value-type="string">
            <text:p>Groja.com – About</text:p>
          </table:table-cell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table:style-name="ce383" office:value-type="string" calcext:value-type="string">
            <text:p>SOM-GAL</text:p>
          </table:table-cell>
          <table:table-cell table:style-name="ce425" office:value-type="string" calcext:value-type="string">
            <text:p>SeeOurMinds – Galleries – All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CH</text:p>
          </table:table-cell>
          <table:table-cell table:style-name="ce425" office:value-type="string" calcext:value-type="string">
            <text:p>SeeOurMinds – Cheers Gallery</text:p>
          </table:table-cell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H</text:p>
          </table:table-cell>
          <table:table-cell table:style-name="ce425" office:value-type="string" calcext:value-type="string">
            <text:p>SeeOurMinds – Home page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QZ</text:p>
          </table:table-cell>
          <table:table-cell table:style-name="ce425" office:value-type="string" calcext:value-type="string">
            <text:p>SeeOurMinds – Quiz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 table:number-rows-repeated="2">
          <table:table-cell table:style-name="Default" table:number-columns-repeated="5"/>
          <table:table-cell table:style-name="ce42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2"/>
          <table:table-cell table:style-name="Default" table:number-columns-repeated="2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4">
          <table:table-cell table:style-name="ce406"/>
          <table:table-cell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 table:number-rows-repeated="4">
          <table:table-cell table:style-name="ce407"/>
          <table:table-cell table:number-columns-repeated="4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 table:number-rows-repeated="3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7">
          <table:table-cell table:style-name="ce405"/>
          <table:table-cell table:style-name="ce383"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44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irings_2020" table:style-name="ta1">
        <office:forms form:automatic-focus="false" form:apply-design-mode="false"/>
        <table:table-column table:style-name="co5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408"/>
        <table:table-column table:style-name="co5" table:number-columns-repeated="14" table:default-cell-style-name="Default"/>
        <table:table-column table:style-name="co45" table:default-cell-style-name="Default"/>
        <table:table-row table:style-name="ro1">
          <table:table-cell table:style-name="ce408"/>
          <table:table-cell table:style-name="ce418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Pairings 2020: 2020-09-11 – 2020-11-??</text:p>
          </table:table-cell>
          <table:table-cell table:style-name="ce393" table:number-columns-repeated="5"/>
          <table:table-cell/>
          <table:table-cell table:style-name="ce393" table:number-columns-repeated="6"/>
          <table:table-cell table:style-name="ce380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 table:style-name="ce418"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71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 table:style-name="ce418"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fox-dana</text:p>
          </table:table-cell>
          <table:table-cell office:value-type="string" calcext:value-type="string">
            <text:p>av-fox-dana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7H30M00S" calcext:value-type="time">
            <text:p>05:30 P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7H30M00S" calcext:value-type="time">
            <text:p>05:30 P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7H50M00S" calcext:value-type="time">
            <text:p>05:50 P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8H30M00S" calcext:value-type="time">
            <text:p>06:30 P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8H30M00S" calcext:value-type="time">
            <text:p>06:30 P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15M00S" calcext:value-type="time">
            <text:p>11:15 AM</text:p>
          </table:table-cell>
          <table:table-cell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fox</text:p>
          </table:table-cell>
          <table:table-cell office:value-type="string" calcext:value-type="string">
            <text:p>som-fox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/>
        </table:table-row>
        <table:table-row table:style-name="ro13">
          <table:table-cell table:style-name="ce408" office:value-type="string" calcext:value-type="string">
            <text:p>Tue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dana</text:p>
          </table:table-cell>
          <table:table-cell office:value-type="string" calcext:value-type="string">
            <text:p>som-dana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/>
        </table:table-row>
        <table:table-row table:style-name="ro9">
          <table:table-cell table:style-name="ce408"/>
          <table:table-cell table:style-name="ce418"/>
          <table:table-cell table:style-name="ce337"/>
          <table:table-cell table:number-columns-repeated="3"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2a-nancy-mitch</text:p>
          </table:table-cell>
          <table:table-cell table:style-name="ce411" office:value-type="string" calcext:value-type="string">
            <text:p>VPP on amazon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2b-nancy</text:p>
          </table:table-cell>
          <table:table-cell table:style-name="ce411" office:value-type="string" calcext:value-type="string">
            <text:p>som-nancy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/>
        </table:table-row>
        <table:table-row table:style-name="ro13">
          <table:table-cell table:style-name="ce408" office:value-type="string" calcext:value-type="string">
            <text:p>Tue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2c-mitch</text:p>
          </table:table-cell>
          <table:table-cell table:style-name="ce411" office:value-type="string" calcext:value-type="string">
            <text:p>som-mitch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3a-luke-vader</text:p>
          </table:table-cell>
          <table:table-cell table:style-name="ce411" office:value-type="string" calcext:value-type="string">
            <text:p>som-star_wars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3b-luke</text:p>
          </table:table-cell>
          <table:table-cell table:style-name="ce411" office:value-type="string" calcext:value-type="string">
            <text:p>som-luke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3c-vader</text:p>
          </table:table-cell>
          <table:table-cell table:style-name="ce411" office:value-type="string" calcext:value-type="string">
            <text:p>som-vader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02" calcext:value-type="date">
            <text:p>10-02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<text:span text:style-name="T19">04a-elizabeth</text:span>-bernie</text:p>
          </table:table-cell>
          <table:table-cell table:style-name="ce411" office:value-type="string" calcext:value-type="string">
            <text:p>VPP on amazon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03" calcext:value-type="date">
            <text:p>10-03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4b-elizabeth</text:p>
          </table:table-cell>
          <table:table-cell table:style-name="ce185" office:value-type="string" calcext:value-type="string">
            <text:p>som-elizabeth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04" calcext:value-type="date">
            <text:p>10-04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4c-bernie</text:p>
          </table:table-cell>
          <table:table-cell table:style-name="ce185" office:value-type="string" calcext:value-type="string">
            <text:p>som-bernie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09" calcext:value-type="date">
            <text:p>10-09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a-jon-tywin</text:p>
          </table:table-cell>
          <table:table-cell table:style-name="ce411" office:value-type="string" calcext:value-type="string">
            <text:p>VgoTP on amazon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10" calcext:value-type="date">
            <text:p>10-10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b-jon</text:p>
          </table:table-cell>
          <table:table-cell table:style-name="ce185" office:value-type="string" calcext:value-type="string">
            <text:p>som-jon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11" calcext:value-type="date">
            <text:p>10-11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c-tywin</text:p>
          </table:table-cell>
          <table:table-cell table:style-name="ce185" office:value-type="string" calcext:value-type="string">
            <text:p>som-tywi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16" calcext:value-type="date">
            <text:p>10-16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a-nikki-don_jr</text:p>
          </table:table-cell>
          <table:table-cell table:style-name="ce185" office:value-type="string" calcext:value-type="string">
            <text:p>avs-nikki-don_jr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17" calcext:value-type="date">
            <text:p>10-17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b-nikki</text:p>
          </table:table-cell>
          <table:table-cell table:style-name="ce185" office:value-type="string" calcext:value-type="string">
            <text:p>som-nikki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18" calcext:value-type="date">
            <text:p>10-18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c-don_jr</text:p>
          </table:table-cell>
          <table:table-cell table:style-name="ce185" office:value-type="string" calcext:value-type="string">
            <text:p>som-don_jr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23" calcext:value-type="date">
            <text:p>10-23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a-bob-jesus</text:p>
          </table:table-cell>
          <table:table-cell table:style-name="ce185" office:value-type="string" calcext:value-type="string">
            <text:p>avs-bob-jesus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24" calcext:value-type="date">
            <text:p>10-24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b-bob</text:p>
          </table:table-cell>
          <table:table-cell table:style-name="ce185" office:value-type="string" calcext:value-type="string">
            <text:p>som-bob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25" calcext:value-type="date">
            <text:p>10-25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c-jesus</text:p>
          </table:table-cell>
          <table:table-cell table:style-name="ce185" office:value-type="string" calcext:value-type="string">
            <text:p>som-jesus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30" calcext:value-type="date">
            <text:p>10-30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a-kennedy-johnson</text:p>
          </table:table-cell>
          <table:table-cell table:style-name="ce190" office:value-type="string" calcext:value-type="string">
            <text:p>avs-kennedy-johnson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31" calcext:value-type="date">
            <text:p>10-31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b-kennedy</text:p>
          </table:table-cell>
          <table:table-cell office:value-type="string" calcext:value-type="string">
            <text:p>som-kennedy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01" calcext:value-type="date">
            <text:p>11-01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c-johnson</text:p>
          </table:table-cell>
          <table:table-cell office:value-type="string" calcext:value-type="string">
            <text:p>som-johnso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1-06" calcext:value-type="date">
            <text:p>11-06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9a-frodo-sam</text:p>
          </table:table-cell>
          <table:table-cell table:style-name="ce190" office:value-type="string" calcext:value-type="string">
            <text:p>avs-frodo-sam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1-07" calcext:value-type="date">
            <text:p>11-07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<text:span text:style-name="T20">09b-</text:span><text:span text:style-name="T21">frodo</text:span></text:p>
          </table:table-cell>
          <table:table-cell table:style-name="ce190" office:value-type="string" calcext:value-type="string">
            <text:p>som-frodo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08" calcext:value-type="date">
            <text:p>11-08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<text:span text:style-name="T22">09c-sam</text:span></text:p>
          </table:table-cell>
          <table:table-cell table:style-name="ce190" office:value-type="string" calcext:value-type="string">
            <text:p>som-sam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7"/>
          <table:table-cell table:style-name="ce190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1-13" calcext:value-type="date">
            <text:p>11-13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a-N_vs_S-ffm</text:p>
          </table:table-cell>
          <table:table-cell table:style-name="ce190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1-14" calcext:value-type="date">
            <text:p>11-14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b-N_vs_S</text:p>
          </table:table-cell>
          <table:table-cell table:style-name="ce190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15" calcext:value-type="date">
            <text:p>11-15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c-ffm</text:p>
          </table:table-cell>
          <table:table-cell table:style-name="ce190"/>
          <table:table-cell/>
          <table:table-cell table:style-name="ce525"/>
          <table:table-cell table:number-columns-repeated="13"/>
        </table:table-row>
        <table:table-row table:style-name="ro9" table:number-rows-repeated="69">
          <table:table-cell table:number-columns-repeated="6"/>
          <table:table-cell table:style-name="ce525"/>
          <table:table-cell table:number-columns-repeated="13"/>
        </table:table-row>
        <table:table-row table:style-name="ro9" table:number-rows-repeated="1048464">
          <table:table-cell table:number-columns-repeated="20"/>
        </table:table-row>
        <table:table-row table:style-name="ro9">
          <table:table-cell table:number-columns-repeated="20"/>
        </table:table-row>
      </table:table>
      <table:table table:name="one and few offs" table:style-name="ta1">
        <table:table-column table:style-name="co46" table:default-cell-style-name="ce408"/>
        <table:table-column table:style-name="co46" table:default-cell-style-name="ce418"/>
        <table:table-column table:style-name="co47" table:default-cell-style-name="ce145"/>
        <table:table-column table:style-name="co48" table:default-cell-style-name="ce378"/>
        <table:table-column table:style-name="co49" table:default-cell-style-name="ce408"/>
        <table:table-column table:style-name="co50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4" table:default-cell-style-name="Default"/>
        <table:table-column table:style-name="co51" table:default-cell-style-name="Default"/>
        <table:table-column table:style-name="co3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4" table:default-cell-style-name="Default"/>
        <table:table-column table:style-name="co55" table:default-cell-style-name="Default"/>
        <table:table-column table:style-name="co18" table:default-cell-style-name="Default"/>
        <table:table-column table:style-name="co56" table:default-cell-style-name="Default"/>
        <table:table-column table:style-name="co5" table:number-columns-repeated="1002" table:default-cell-style-name="Default"/>
        <table:table-row table:style-name="ro1">
          <table:table-cell table:number-columns-repeated="2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One-Offs and Few-Offs</text:p>
          </table:table-cell>
          <table:table-cell table:style-name="ce393" table:number-columns-repeated="11"/>
          <table:table-cell/>
          <table:table-cell table:style-name="ce380"/>
          <table:table-cell table:number-columns-repeated="1002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71"/>
          <table:table-cell table:number-columns-repeated="1002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1002"/>
        </table:table-row>
        <table:table-row table:style-name="ro9">
          <table:table-cell table:number-columns-repeated="2"/>
          <table:table-cell office:value-type="string" calcext:value-type="string">
            <text:p>got_christmas</text:p>
          </table:table-cell>
          <table:table-cell table:style-name="ce425" office:value-type="string" calcext:value-type="string">
            <text:p>Sell GoT Paperback</text:p>
          </table:table-cell>
          <table:table-cell table:style-name="ce523" office:value-type="string" calcext:value-type="string">
            <text:p>See few-offs sheet</text:p>
          </table:table-cell>
          <table:table-cell table:number-columns-repeated="8" table:style-name="ce523" office:value-type="string" calcext:value-type="string">
            <text:p>[few-offs]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number-columns-repeated="4" table:style-name="ce523" office:value-type="string" calcext:value-type="string">
            <text:p>[few-offs]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523" office:value-type="string" calcext:value-type="string">
            <text:p>GR politicians-2020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number-columns-repeated="8" table:style-name="ce523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523" office:value-type="string" calcext:value-type="string">
            <text:p>GR review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8">
          <table:table-cell table:style-name="ce411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521" office:value-type="string" calcext:value-type="string">
            <text:p>02-primary_voters-after-ninth_debate – <text:span text:style-name="T23">early</text:span></text:p>
          </table:table-cell>
          <table:table-cell table:style-name="ce411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481" office:value-type="string" calcext:value-type="string">
            <text:p>http://bit.ly/twh-vpp2019</text:p>
          </table:table-cell>
          <table:table-cell table:style-name="ce481"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2-28" calcext:value-type="date">
            <text:p>02-28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10M00S" calcext:value-type="time">
            <text:p>06:1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5M00S" calcext:value-type="time">
            <text:p>09:1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6-04" calcext:value-type="date">
            <text:p>06-04</text:p>
          </table:table-cell>
          <table:table-cell table:style-name="ce337" office:value-type="string" calcext:value-type="string">
            <text:p>vladimir_putin</text:p>
          </table:table-cell>
          <table:table-cell table:style-name="ce522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5M00S" calcext:value-type="time">
            <text:p>04:3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office:value-type="string" calcext:value-type="string">
            <text:p>https://bit.ly/gr-putin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7-14" calcext:value-type="date">
            <text:p>07-14</text:p>
          </table:table-cell>
          <table:table-cell table:style-name="ce337" office:value-type="string" calcext:value-type="string">
            <text:p>medium_articles</text:p>
          </table:table-cell>
          <table:table-cell table:style-name="Default" office:value-type="string" calcext:value-type="string">
            <text:p>1-top_5_big_5</text:p>
          </table:table-cell>
          <table:table-cell office:value-type="string" calcext:value-type="string">
            <text:p>Medium Article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office:value-type="string" calcext:value-type="string">
            <text:p>https://bit.ly/mdm-t5b5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17" calcext:value-type="date">
            <text:p>08-1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1-presidential_candidates</text:p>
          </table:table-cell>
          <table:table-cell table:style-name="ce411" office:value-type="string" calcext:value-type="string">
            <text:p>som.co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https://seeourminds.com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18" calcext:value-type="date">
            <text:p>08-18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2-kamala-closeup</text:p>
          </table:table-cell>
          <table:table-cell office:value-type="string" calcext:value-type="string">
            <text:p>som-kamala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office:value-type="string" calcext:value-type="string">
            <text:p>https://SeeOurMinds.com/kamala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19" calcext:value-type="date">
            <text:p>08-1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3-joe-closeup</text:p>
          </table:table-cell>
          <table:table-cell office:value-type="string" calcext:value-type="string">
            <text:p>som-joe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office:value-type="string" calcext:value-type="string">
            <text:p>https://SeeOurMinds.com/jo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0" calcext:value-type="date">
            <text:p>08-20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a-joe_kamala-tea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2" calcext:value-type="date">
            <text:p>08-22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b-joe_kamala-ff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24" calcext:value-type="date">
            <text:p>08-2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5-presidential_candidates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25" calcext:value-type="date">
            <text:p>08-25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6-mike-closeup</text:p>
          </table:table-cell>
          <table:table-cell office:value-type="string" calcext:value-type="string">
            <text:p>som-mike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office:value-type="string" calcext:value-type="string">
            <text:p>https://SeeOurMinds.com/mik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26" calcext:value-type="date">
            <text:p>08-26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7-donald-closeup</text:p>
          </table:table-cell>
          <table:table-cell office:value-type="string" calcext:value-type="string">
            <text:p>som-donald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office:value-type="string" calcext:value-type="string">
            <text:p>https://SeeOurMinds.com/donald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7" calcext:value-type="date">
            <text:p>08-2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a_donald_mike-tea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9" calcext:value-type="date">
            <text:p>08-2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b_donald_mike-ff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9-04" calcext:value-type="date">
            <text:p>09-0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9-how_trump_won-donald_and_steveb</text:p>
          </table:table-cell>
          <table:table-cell office:value-type="string" calcext:value-type="string">
            <text:p>av-how_trump_won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office:value-type="string" calcext:value-type="string">
            <text:p>http://bit.ly/av-how_trump_won</text:p>
          </table:table-cell>
          <table:table-cell table:number-columns-repeated="1002"/>
        </table:table-row>
        <table:table-row table:style-name="ro9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 table:number-rows-repeated="10">
          <table:table-cell table:style-name="Default"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9" table:number-rows-repeated="3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table:number-columns-repeated="2"/>
          <table:table-cell table:style-name="ce517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23" office:value-type="string" calcext:value-type="string">
            <text:p>See few-offs sheet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65" table:number-columns-repeated="2"/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/>
          <table:table-cell table:number-columns-repeated="2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table:number-columns-repeated="2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 table:number-rows-repeated="1048518">
          <table:table-cell table:number-columns-repeated="1022"/>
        </table:table-row>
        <table:table-row table:style-name="ro9">
          <table:table-cell table:number-columns-repeated="1022"/>
        </table:table-row>
      </table:table>
      <table:table table:name="few offs posts" table:style-name="ta1">
        <table:table-column table:style-name="co57" table:default-cell-style-name="Default"/>
        <table:table-column table:style-name="co57" table:default-cell-style-name="ce396"/>
        <table:table-column table:style-name="co58" table:default-cell-style-name="Default"/>
        <table:table-column table:style-name="co59" table:default-cell-style-name="ce408"/>
        <table:table-column table:style-name="co60" table:default-cell-style-name="Default"/>
        <table:table-column table:style-name="co5" table:default-cell-style-name="ce408"/>
        <table:table-column table:style-name="co61" table:default-cell-style-name="Default"/>
        <table:table-column table:style-name="co5" table:default-cell-style-name="Default"/>
        <table:table-column table:style-name="co62" table:default-cell-style-name="Default"/>
        <table:table-column table:style-name="co5" table:default-cell-style-name="Default"/>
        <table:table-column table:style-name="co63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/>
          <table:table-cell table:style-name="ce405"/>
          <table:table-cell table:style-name="ce425"/>
          <table:table-cell table:style-name="ce422"/>
          <table:table-cell table:style-name="ce534"/>
          <table:table-cell table:style-name="ce383"/>
          <table:table-cell table:style-name="ce456" office:value-type="string" calcext:value-type="string">
            <text:p>Few Offs – The Daily Drip</text:p>
          </table:table-cell>
          <table:table-cell table:style-name="ce393" table:number-columns-repeated="10"/>
          <table:table-cell/>
        </table:table-row>
        <table:table-row table:style-name="ro4">
          <table:table-cell table:style-name="ce374" office:value-type="string" calcext:value-type="string">
            <text:p>One</text:p>
          </table:table-cell>
          <table:table-cell table:style-name="ce30" office:value-type="string" calcext:value-type="string">
            <text:p>Seq.</text:p>
          </table:table-cell>
          <table:table-cell table:style-name="ce424" table:number-columns-repeated="2"/>
          <table:table-cell table:style-name="ce42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/>
        </table:table-row>
        <table:table-row table:style-name="ro4">
          <table:table-cell table:style-name="ce374" office:value-type="string" calcext:value-type="string">
            <text:p>Off</text:p>
          </table:table-cell>
          <table:table-cell table:style-name="ce30" office:value-type="string" calcext:value-type="string">
            <text:p>No.</text:p>
          </table:table-cell>
          <table:table-cell table:style-name="ce424" office:value-type="string" calcext:value-type="string">
            <text:p>Card</text:p>
          </table:table-cell>
          <table:table-cell table:style-name="ce374" office:value-type="string" calcext:value-type="string">
            <text:p>Dat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table:style-name="ce528" office:value-type="string" calcext:value-type="string">
            <text:p>got_christmas</text:p>
          </table:table-cell>
          <table:table-cell table:style-name="ce529"/>
          <table:table-cell table:style-name="ce532" office:value-type="string" calcext:value-type="string">
            <text:p>Card</text:p>
          </table:table-cell>
          <table:table-cell table:style-name="ce401" office:value-type="string" calcext:value-type="string">
            <text:p>People</text:p>
          </table:table-cell>
          <table:table-cell table:style-name="ce30" table:number-columns-repeated="13"/>
          <table:table-cell table:style-name="ce472"/>
        </table:table-row>
        <table:table-row table:style-name="ro5">
          <table:table-cell/>
          <table:table-cell table:style-name="ce530" office:value-type="float" office:value="1" calcext:value-type="float">
            <text:p>1</text:p>
          </table:table-cell>
          <table:table-cell table:style-name="ce425" office:value-type="string" calcext:value-type="string">
            <text:p>Pre-Black Friday</text:p>
          </table:table-cell>
          <table:table-cell table:style-name="ce422" office:value-type="string" calcext:value-type="string">
            <text:p>Jon Snow &amp; Ygritte</text:p>
          </table:table-cell>
          <table:table-cell table:style-name="ce523" office:value-type="string" calcext:value-type="string">
            <text:p>VGoTP <text:s/>book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22H00M00S" calcext:value-type="time">
            <text:p>10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/>
        </table:table-row>
        <table:table-row table:style-name="ro9">
          <table:table-cell/>
          <table:table-cell table:style-name="ce531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23" office:value-type="string" calcext:value-type="string">
            <text:p>VGoTP book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6H40M00S" calcext:value-type="time">
            <text:p>04:40 PM</text:p>
          </table:table-cell>
          <table:table-cell/>
        </table:table-row>
        <table:table-row table:style-name="ro9">
          <table:table-cell/>
          <table:table-cell table:style-name="ce531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/>
        </table:table-row>
        <table:table-row table:style-name="ro9">
          <table:table-cell/>
          <table:table-cell table:style-name="ce531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/>
        </table:table-row>
        <table:table-row table:style-name="ro9">
          <table:table-cell/>
          <table:table-cell table:style-name="ce531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/>
        </table:table-row>
        <table:table-row table:style-name="ro9" table:number-rows-repeated="3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 table:style-name="ce517" office:value-type="string" calcext:value-type="string">
            <text:p>finish_book</text:p>
          </table:table-cell>
          <table:table-cell table:style-name="ce408"/>
          <table:table-cell/>
          <table:table-cell table:style-name="Default"/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53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533" office:value-type="string" calcext:value-type="string">
            <text:p>Mon. 01/27/2020</text:p>
          </table:table-cell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9" table:number-rows-repeated="14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531"/>
          <table:table-cell table:number-columns-repeated="10"/>
          <table:table-cell table:style-name="ce391"/>
          <table:table-cell table:number-columns-repeated="5"/>
        </table:table-row>
        <table:table-row table:style-name="ro9" table:number-rows-repeated="149">
          <table:table-cell/>
          <table:table-cell table:style-name="ce531"/>
          <table:table-cell table:number-columns-repeated="16"/>
        </table:table-row>
        <table:table-row table:style-name="ro9" table:number-rows-repeated="1048386">
          <table:table-cell table:number-columns-repeated="18"/>
        </table:table-row>
        <table:table-row table:style-name="ro9">
          <table:table-cell table:number-columns-repeated="18"/>
        </table:table-row>
      </table:table>
      <table:table table:name="build_a_team" table:style-name="ta1">
        <table:table-column table:style-name="co66" table:default-cell-style-name="ce383"/>
        <table:table-column table:style-name="co67" table:default-cell-style-name="ce372"/>
        <table:table-column table:style-name="co68" table:default-cell-style-name="Default"/>
        <table:table-column table:style-name="co58" table:default-cell-style-name="ce393"/>
        <table:table-column table:style-name="co5" table:number-columns-repeated="10" table:default-cell-style-name="ce393"/>
        <table:table-column table:style-name="co69" table:default-cell-style-name="ce380"/>
        <table:table-column table:style-name="co5" table:number-columns-repeated="49" table:default-cell-style-name="Default"/>
        <table:table-row table:style-name="ro1">
          <table:table-cell table:number-columns-repeated="5"/>
          <table:table-cell table:style-name="ce456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374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2"/>
          <table:table-cell table:style-name="ce484"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49"/>
        </table:table-row>
        <table:table-row table:style-name="ro4">
          <table:table-cell table:style-name="ce30" office:value-type="string" calcext:value-type="string">
            <text:p>No.</text:p>
          </table:table-cell>
          <table:table-cell table:style-name="ce374" office:value-type="string" calcext:value-type="string">
            <text:p>Color</text:p>
          </table:table-cell>
          <table:table-cell table:style-name="ce437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 table:number-columns-repeated="11"/>
          <table:table-cell table:style-name="ce472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483"/>
          <table:table-cell table:style-name="ce425" office:value-type="string" calcext:value-type="string">
            <text:p>Combo image of all 4 Founding Fathers – “<text:span text:style-name="T24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0" table:number-columns-repeated="10"/>
          <table:table-cell table:style-name="ce472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74"/>
          <table:table-cell table:style-name="ce378" office:value-type="string" calcext:value-type="string">
            <text:p>Teamwork Explained – square image – words only</text:p>
          </table:table-cell>
          <table:table-cell table:style-name="ce380" office:value-type="string" calcext:value-type="string">
            <text:p>Mondrian Article<text:span text:style-name="T27">¹</text:span></text:p>
          </table:table-cell>
          <table:table-cell table:style-name="ce30" table:number-columns-repeated="10"/>
          <table:table-cell table:style-name="ce472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425" office:value-type="string" calcext:value-type="string">
            <text:p>Combo image of all 4 Founding Fathers – “<text:span text:style-name="T24">How to Build a Team</text:span>” – blue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378" office:value-type="string" calcext:value-type="string">
            <text:p><text:span text:style-name="T9">Thomas Jeffers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378" office:value-type="string" calcext:value-type="string">
            <text:p>Blue Explained – square image – words only</text:p>
          </table:table-cell>
          <table:table-cell table:style-name="ce380" office:value-type="string" calcext:value-type="string">
            <text:p>Mondrian Article<text:span text:style-name="T27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380" office:value-type="string" calcext:value-type="string">
            <text:p><text:span text:style-name="T2">VPP – landscape image – </text:span>Cory Booker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378" office:value-type="string" calcext:value-type="string">
            <text:p><text:span text:style-name="T2">Wire – portrait image – </text:span>Jimmy McNulty</text:p>
          </table:table-cell>
          <table:table-cell table:style-name="ce380" office:value-type="string" calcext:value-type="string">
            <text:p>Gallery page<text:span text:style-name="T27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378" office:value-type="string" calcext:value-type="string">
            <text:p><text:span text:style-name="T2">Blue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378" office:value-type="string" calcext:value-type="string">
            <text:p><text:span text:style-name="T9">Thomas Jeffers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>
          <table:table-cell office:value-type="float" office:value="11" calcext:value-type="float">
            <text:p>11</text:p>
          </table:table-cell>
          <table:table-cell table:style-name="Default"/>
          <table:table-cell table:style-name="ce378" office:value-type="string" calcext:value-type="string">
            <text:p>Blue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number-columns-repeated="10"/>
          <table:table-cell table:style-name="ce393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4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425" office:value-type="string" calcext:value-type="string">
            <text:p>Combo image of all 4 Founding Fathers – “<text:span text:style-name="T24">How to Build a Team</text:span>” – green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378" office:value-type="string" calcext:value-type="string">
            <text:p><text:span text:style-name="T9">Alexander Hamil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378" office:value-type="string" calcext:value-type="string">
            <text:p>Green Explained – square image – words only</text:p>
          </table:table-cell>
          <table:table-cell table:style-name="ce380" office:value-type="string" calcext:value-type="string">
            <text:p>Mondrian Article<text:span text:style-name="T27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378" office:value-type="string" calcext:value-type="string">
            <text:p><text:span text:style-name="T2">GoT – portrait image – </text:span>Tywin Lannister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378" office:value-type="string" calcext:value-type="string">
            <text:p><text:span text:style-name="T2">VPP – landscape image – </text:span>Mitch McConnell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378" office:value-type="string" calcext:value-type="string">
            <text:p><text:span text:style-name="T2">Wire – portrait image </text:span> – Bill Rawls</text:p>
          </table:table-cell>
          <table:table-cell table:style-name="ce380" office:value-type="string" calcext:value-type="string">
            <text:p>Gallery page<text:span text:style-name="T27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378" office:value-type="string" calcext:value-type="string">
            <text:p>Green – landscape combo image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378" office:value-type="string" calcext:value-type="string">
            <text:p><text:span text:style-name="T9">Alexander Hamil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378" office:value-type="string" calcext:value-type="string">
            <text:p>Green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4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425" office:value-type="string" calcext:value-type="string">
            <text:p>Combo image of all 4 Founding Fathers – “<text:span text:style-name="T24">How to Build a Team</text:span>” – yellow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376"/>
          <table:table-cell table:style-name="ce378" office:value-type="string" calcext:value-type="string">
            <text:p><text:span text:style-name="T9">George Washing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376"/>
          <table:table-cell table:style-name="ce378" office:value-type="string" calcext:value-type="string">
            <text:p>Yellow Explained – square image – words only</text:p>
          </table:table-cell>
          <table:table-cell table:style-name="ce380" office:value-type="string" calcext:value-type="string">
            <text:p>Mondrian Article<text:span text:style-name="T27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yellow.txt</text:p>
          </table:table-cell>
          <table:table-cell table:style-name="ce393" table:number-columns-repeated="49"/>
        </table:table-row>
        <table:table-row table:style-name="ro9">
          <table:table-cell office:value-type="float" office:value="26" calcext:value-type="float">
            <text:p>26</text:p>
          </table:table-cell>
          <table:table-cell table:style-name="Default"/>
          <table:table-cell table:style-name="ce378" office:value-type="string" calcext:value-type="string">
            <text:p><text:span text:style-name="T2">GoT – portrait image </text:span>– Jon Snow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Joe Biden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</text:span>– Cedric Daniels</text:p>
          </table:table-cell>
          <table:table-cell table:style-name="ce380" office:value-type="string" calcext:value-type="string">
            <text:p>Gallery page<text:span text:style-name="T27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376"/>
          <table:table-cell table:style-name="ce378" office:value-type="string" calcext:value-type="string">
            <text:p><text:span text:style-name="T2">Yellow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376"/>
          <table:table-cell table:style-name="ce378" office:value-type="string" calcext:value-type="string">
            <text:p><text:span text:style-name="T9">George Washing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376"/>
          <table:table-cell table:style-name="ce378" office:value-type="string" calcext:value-type="string">
            <text:p>Yellow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4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425" office:value-type="string" calcext:value-type="string">
            <text:p>Combo image of all 4 Founding Fathers – “<text:span text:style-name="T24">How to Build a Team</text:span>” – red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9">
          <table:table-cell office:value-type="float" office:value="34" calcext:value-type="float">
            <text:p>34</text:p>
          </table:table-cell>
          <table:table-cell table:style-name="Default"/>
          <table:table-cell table:style-name="ce378" office:value-type="string" calcext:value-type="string">
            <text:p><text:span text:style-name="T9">Patrick Henry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376"/>
          <table:table-cell table:style-name="ce378" office:value-type="string" calcext:value-type="string">
            <text:p><text:span text:style-name="T2">Red Explained – square image – </text:span>words only</text:p>
          </table:table-cell>
          <table:table-cell table:style-name="ce380" office:value-type="string" calcext:value-type="string">
            <text:p>Mondrian Article<text:span text:style-name="T27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red.txt</text:p>
          </table:table-cell>
          <table:table-cell table:style-name="ce393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376"/>
          <table:table-cell table:style-name="ce378" office:value-type="string" calcext:value-type="string">
            <text:p><text:span text:style-name="T2">GoT – portrait image – </text:span>Cately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Donald Trump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– </text:span>Frank Subotka</text:p>
          </table:table-cell>
          <table:table-cell table:style-name="ce380" office:value-type="string" calcext:value-type="string">
            <text:p>Gallery page<text:span text:style-name="T27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376"/>
          <table:table-cell table:style-name="ce378" office:value-type="string" calcext:value-type="string">
            <text:p><text:span text:style-name="T2">Red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376"/>
          <table:table-cell table:style-name="ce378" office:value-type="string" calcext:value-type="string">
            <text:p><text:span text:style-name="T25">Patrick Henry</text:span><text:span text:style-name="T26"> – portrait i</text:span>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376"/>
          <table:table-cell table:style-name="ce378" office:value-type="string" calcext:value-type="string">
            <text:p>Red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4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1" calcext:value-type="float">
            <text:p>1</text:p>
          </table:table-cell>
          <table:table-cell table:style-name="ce378" office:value-type="string" calcext:value-type="string">
            <text:p>Mondrian Article<text:span text:style-name="T27">¹ is the VPP book excerpt on medium.com – see link in vpp-social sheet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2" calcext:value-type="float">
            <text:p>2</text:p>
          </table:table-cell>
          <table:table-cell table:style-name="ce378" office:value-type="string" calcext:value-type="string">
            <text:p>Gallery page<text:span text:style-name="T27">² is the image gallery page for the wire – seeourminds.com/the_wire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 table:number-rows-repeated="4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>
          <table:table-cell/>
          <table:table-cell table:style-name="Default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9" table:number-rows-repeated="3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 table:number-rows-repeated="7">
          <table:table-cell/>
          <table:table-cell table:style-name="ce376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table:style-name="ce376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elationships" table:style-name="ta1">
        <table:table-column table:style-name="co46" table:default-cell-style-name="ce396"/>
        <table:table-column table:style-name="co70" table:default-cell-style-name="Default"/>
        <table:table-column table:style-name="co5" table:default-cell-style-name="ce408"/>
        <table:table-column table:style-name="co33" table:default-cell-style-name="Default"/>
        <table:table-column table:style-name="co71" table:default-cell-style-name="Default"/>
        <table:table-column table:style-name="co5" table:number-columns-repeated="13" table:default-cell-style-name="Default"/>
        <table:table-column table:style-name="co72" table:default-cell-style-name="Default"/>
        <table:table-row table:style-name="ro1">
          <table:table-cell table:style-name="ce394"/>
          <table:table-cell table:style-name="ce408"/>
          <table:table-cell/>
          <table:table-cell table:style-name="ce408"/>
          <table:table-cell table:style-name="ce423"/>
          <table:table-cell table:style-name="ce393" table:number-columns-repeated="2"/>
          <table:table-cell table:style-name="ce456" office:value-type="string" calcext:value-type="string">
            <text:p>Relationships – The Daily Drip</text:p>
          </table:table-cell>
          <table:table-cell table:style-name="ce393" table:number-columns-repeated="10"/>
          <table:table-cell table:style-name="ce380"/>
        </table:table-row>
        <table:table-row table:style-name="ro4">
          <table:table-cell table:style-name="Default"/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 table:style-name="ce408"/>
          <table:table-cell table:style-name="ce423"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</table:table-row>
        <table:table-row table:style-name="ro4">
          <table:table-cell table:style-name="ce395" office:value-type="string" calcext:value-type="string">
            <text:p>Week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2" office:value-type="string" calcext:value-type="string">
            <text:p>Jon Snow and Ygritte</text:p>
          </table:table-cell>
          <table:table-cell/>
          <table:table-cell table:style-name="ce408"/>
          <table:table-cell table:style-name="ce425"/>
          <table:table-cell table:style-name="ce563"/>
          <table:table-cell table:style-name="ce30" table:number-columns-repeated="12"/>
          <table:table-cell table:style-name="ce472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5-04" calcext:value-type="date">
            <text:p>05-04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5-05" calcext:value-type="date">
            <text:p>05-05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18" office:value-type="date" office:date-value="2020-05-07" calcext:value-type="date">
            <text:p>05-07</text:p>
          </table:table-cell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/>
          <table:table-cell table:style-name="ce408"/>
          <table:table-cell/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562" office:value-type="string" calcext:value-type="string">
            <text:p>Lucy and Ricky Ricardo</text:p>
          </table:table-cell>
          <table:table-cell/>
          <table:table-cell table:style-name="ce408"/>
          <table:table-cell table:style-name="ce425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Mon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ue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Wed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hu</text:p>
          </table:table-cell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562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562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562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number-columns-repeated="2"/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562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 table:style-name="ce562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62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67" table:default-cell-style-name="ce394"/>
        <table:table-column table:style-name="co73" table:default-cell-style-name="ce423"/>
        <table:table-column table:style-name="co58" table:default-cell-style-name="ce393"/>
        <table:table-column table:style-name="co5" table:number-columns-repeated="10" table:default-cell-style-name="ce393"/>
        <table:table-column table:style-name="co74" table:default-cell-style-name="ce380"/>
        <table:table-column table:style-name="co5" table:number-columns-repeated="50" table:default-cell-style-name="Default"/>
        <table:table-row table:style-name="ro1">
          <table:table-cell table:number-columns-repeated="4"/>
          <table:table-cell table:style-name="ce456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406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395"/>
          <table:table-cell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50"/>
        </table:table-row>
        <table:table-row table:style-name="ro4">
          <table:table-cell table:style-name="ce374" office:value-type="string" calcext:value-type="string">
            <text:p>Step</text:p>
          </table:table-cell>
          <table:table-cell table:style-name="ce42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25"/>
          <table:table-cell table:style-name="ce30" table:number-columns-repeated="11"/>
          <table:table-cell table:style-name="ce472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Introduce process</text:p>
          </table:table-cell>
          <table:table-cell table:style-name="ce380"/>
          <table:table-cell table:style-name="ce30" table:number-columns-repeated="10"/>
          <table:table-cell table:style-name="ce472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Aspects of process evolve over time – Tom H 1987</text:p>
          </table:table-cell>
          <table:table-cell table:style-name="ce380"/>
          <table:table-cell table:style-name="ce30" table:number-columns-repeated="10"/>
          <table:table-cell table:style-name="ce472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Research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Friends → Movies → Books – Alexander Hamilton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Quiz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MBTI Criticisim Sandwich – Tom H MBTI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>
          <table:table-cell table:style-name="ce407" office:value-type="float" office:value="3" calcext:value-type="float">
            <text:p>3</text:p>
          </table:table-cell>
          <table:table-cell table:style-name="ce428"/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Groja Program</text:p>
          </table:table-cell>
          <table:table-cell table:style-name="ce3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Post to Site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Ebook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 office:value-type="string" calcext:value-type="string">
            <text:p>Promotion</text:p>
          </table:table-cell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style-name="ce405"/>
          <table:table-cell table:style-name="ce428" office:value-type="string" calcext:value-type="string">
            <text:p>Summary</text:p>
          </table:table-cell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>
          <table:table-cell table:style-name="ce407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/>
          <table:table-cell table:style-name="ce425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>
          <table:table-cell table:style-name="ce407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4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3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 table:number-rows-repeated="4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>
          <table:table-cell table:style-name="ce407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 table:number-rows-repeated="3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7">
          <table:table-cell table:style-name="ce405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52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35" table:default-cell-style-name="ce377"/>
        <table:table-column table:style-name="co75" table:default-cell-style-name="Default"/>
        <table:table-column table:style-name="co76" table:default-cell-style-name="ce408"/>
        <table:table-column table:style-name="co5" table:number-columns-repeated="4" table:default-cell-style-name="ce408"/>
        <table:table-column table:style-name="co77" table:default-cell-style-name="Default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77"/>
          <table:table-cell table:style-name="ce374" office:value-type="string" calcext:value-type="string">
            <text:p>Email or</text:p>
          </table:table-cell>
          <table:table-cell table:style-name="ce374" office:value-type="string" calcext:value-type="string" table:number-columns-spanned="2" table:number-rows-spanned="1">
            <text:p>Sent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Received</text:p>
          </table:table-cell>
          <table:covered-table-cell table:style-name="ce374"/>
          <table:table-cell table:style-name="ce377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377" office:value-type="string" calcext:value-type="string">
            <text:p>Person</text:p>
          </table:table-cell>
          <table:table-cell table:style-name="ce374" office:value-type="string" calcext:value-type="string">
            <text:p>Sit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521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14:09:08.8051630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09-25T14:34:35.317501012</dc:date>
    <meta:editing-duration>P122DT3H50M29S</meta:editing-duration>
    <meta:editing-cycles>1486</meta:editing-cycles>
    <meta:document-statistic meta:table-count="12" meta:cell-count="3244" meta:object-count="0"/>
  </office:meta>
</office:document-meta>
</file>